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4.78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3.803cm"/>
    </style:style>
    <style:style style:name="co10" style:family="table-column">
      <style:table-column-properties fo:break-before="auto" style:column-width="1.7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1.693cm" fo:break-before="auto" style:use-optimal-row-height="false"/>
    </style:style>
    <style:style style:name="ta1" style:family="table" style:master-page-name="PageStyle_5f_3_5f_CountsdivMedian_5f_NEWNorm">
      <style:table-properties table:display="true" style:writing-mode="lr-tb" table:tab-color="#000000"/>
    </style:style>
    <style:style style:name="ta2" style:family="table" style:master-page-name="PageStyle_5f_Datos_20_clinic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Normal_20_2">
      <style:table-cell-properties fo:border-bottom="1.76pt solid #000000" fo:background-color="#2f559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1" style:apply-style-name="ConditionalStyle_5f_8" style:base-cell-address="3_CountsdivMedian_NEWNorm.D1"/>
      <style:map style:condition="cell-content()=0" style:apply-style-name="ConditionalStyle_5f_7" style:base-cell-address="3_CountsdivMedian_NEWNorm.D1"/>
      <style:map style:condition="cell-content()=&quot;Hombre&quot;" style:apply-style-name="ConditionalStyle_5f_6" style:base-cell-address="3_CountsdivMedian_NEWNorm.D1"/>
      <style:map style:condition="cell-content()=&quot;Mujer&quot;" style:apply-style-name="ConditionalStyle_5f_5" style:base-cell-address="3_CountsdivMedian_NEWNorm.D1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8" style:base-cell-address="3_CountsdivMedian_NEWNorm.D1"/>
      <style:map style:condition="cell-content()=0" style:apply-style-name="ConditionalStyle_5f_7" style:base-cell-address="3_CountsdivMedian_NEWNorm.D1"/>
      <style:map style:condition="cell-content()=&quot;Hombre&quot;" style:apply-style-name="ConditionalStyle_5f_6" style:base-cell-address="3_CountsdivMedian_NEWNorm.D1"/>
      <style:map style:condition="cell-content()=&quot;Mujer&quot;" style:apply-style-name="ConditionalStyle_5f_5" style:base-cell-address="3_CountsdivMedian_NEWNorm.D1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4" style:base-cell-address="3_CountsdivMedian_NEWNorm.D177"/>
      <style:map style:condition="cell-content()=0" style:apply-style-name="ConditionalStyle_5f_3" style:base-cell-address="3_CountsdivMedian_NEWNorm.D177"/>
      <style:map style:condition="cell-content()=&quot;Hombre&quot;" style:apply-style-name="ConditionalStyle_5f_2" style:base-cell-address="3_CountsdivMedian_NEWNorm.D177"/>
      <style:map style:condition="cell-content()=&quot;Mujer&quot;" style:apply-style-name="ConditionalStyle_5f_1" style:base-cell-address="3_CountsdivMedian_NEWNorm.D177"/>
    </style:style>
    <style:style style:name="ce14" style:family="table-cell" style:parent-style-name="Normal_20_2">
      <style:table-cell-properties fo:border-bottom="1.76pt solid #000000" fo:background-color="#2f559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" style:family="table-cell" style:parent-style-name="Default"/>
    <style:style style:name="ce6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Normal_20_2">
      <style:table-cell-properties fo:border-bottom="1.76pt solid #000000" fo:background-color="#2f559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1" style:apply-style-name="ConditionalStyle_5f_8" style:base-cell-address="3_CountsdivMedian_NEWNorm.D1"/>
      <style:map style:condition="cell-content()=0" style:apply-style-name="ConditionalStyle_5f_7" style:base-cell-address="3_CountsdivMedian_NEWNorm.D1"/>
      <style:map style:condition="cell-content()=&quot;Hombre&quot;" style:apply-style-name="ConditionalStyle_5f_6" style:base-cell-address="3_CountsdivMedian_NEWNorm.D1"/>
      <style:map style:condition="cell-content()=&quot;Mujer&quot;" style:apply-style-name="ConditionalStyle_5f_5" style:base-cell-address="3_CountsdivMedian_NEWNorm.D1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8" style:base-cell-address="3_CountsdivMedian_NEWNorm.D1"/>
      <style:map style:condition="cell-content()=0" style:apply-style-name="ConditionalStyle_5f_7" style:base-cell-address="3_CountsdivMedian_NEWNorm.D1"/>
      <style:map style:condition="cell-content()=&quot;Hombre&quot;" style:apply-style-name="ConditionalStyle_5f_6" style:base-cell-address="3_CountsdivMedian_NEWNorm.D1"/>
      <style:map style:condition="cell-content()=&quot;Mujer&quot;" style:apply-style-name="ConditionalStyle_5f_5" style:base-cell-address="3_CountsdivMedian_NEWNorm.D1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4" style:base-cell-address="3_CountsdivMedian_NEWNorm.D177"/>
      <style:map style:condition="cell-content()=0" style:apply-style-name="ConditionalStyle_5f_3" style:base-cell-address="3_CountsdivMedian_NEWNorm.D177"/>
      <style:map style:condition="cell-content()=&quot;Hombre&quot;" style:apply-style-name="ConditionalStyle_5f_2" style:base-cell-address="3_CountsdivMedian_NEWNorm.D177"/>
      <style:map style:condition="cell-content()=&quot;Mujer&quot;" style:apply-style-name="ConditionalStyle_5f_1" style:base-cell-address="3_CountsdivMedian_NEWNorm.D177"/>
    </style:style>
    <style:style style:name="ce80" style:family="table-cell" style:parent-style-name="Normal_20_2">
      <style:table-cell-properties fo:border-bottom="1.76pt solid #000000" fo:background-color="#2f559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Explanatory_20_Tex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ackground-color="#ed7d3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Explanatory_20_Tex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order-bottom="none" fo:background-color="#ed7d3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Excel_20_Built-in_20_Explanatory_20_Tex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MOTZER)" table:allow-empty-cell="true" table:display-list="unsorted" table:base-cell-address="'Datos clinicos'.C2">
          <table:help-message table:display="true"/>
          <table:error-message table:message-type="information" table:display="true"/>
        </table:content-validation>
        <table:content-validation table:name="val2" table:condition="of:cell-content-is-in-list(SI.NO)" table:allow-empty-cell="true" table:display-list="unsorted" table:base-cell-address="'Datos clinicos'.H140">
          <table:help-message table:display="true"/>
          <table:error-message table:message-type="information" table:display="true"/>
        </table:content-validation>
      </table:content-validations>
      <table:table table:name="3_CountsdivMedian_NEWN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5"/>
        <table:table-column table:style-name="co2" table:default-cell-style-name="ce79"/>
        <table:table-column table:style-name="co2" table:default-cell-style-name="ce75"/>
        <table:table-column table:style-name="co3" table:default-cell-style-name="ce75"/>
        <table:table-column table:style-name="co2" table:number-columns-repeated="4" table:default-cell-style-name="ce75"/>
        <table:table-column table:style-name="co2" table:default-cell-style-name="ce92"/>
        <table:table-column table:style-name="co2" table:number-columns-repeated="3" table:default-cell-style-name="Default"/>
        <table:table-column table:style-name="co4" table:number-columns-repeated="16" table:default-cell-style-name="Default"/>
        <table:table-column table:style-name="co1" table:number-columns-repeated="16276" table:default-cell-style-name="Default"/>
        <table:table-row table:style-name="ro1">
          <table:table-cell table:style-name="ce68" office:value-type="string" calcext:value-type="string">
            <text:p>Sample_Name_Corregido</text:p>
          </table:table-cell>
          <table:table-cell table:style-name="ce68" office:value-type="string" calcext:value-type="string">
            <text:p>Pte.</text:p>
          </table:table-cell>
          <table:table-cell table:style-name="ce72" office:value-type="string" calcext:value-type="string">
            <text:p>Tipo_HistologicoRCC_0ccRCC_1Otro</text:p>
          </table:table-cell>
          <table:table-cell table:style-name="ce76" office:value-type="string" calcext:value-type="string">
            <text:p>Sexo_H0_M1</text:p>
          </table:table-cell>
          <table:table-cell table:style-name="ce80" office:value-type="string" calcext:value-type="string">
            <text:p>Age_1erTKI</text:p>
          </table:table-cell>
          <table:table-cell table:style-name="ce80" office:value-type="string" calcext:value-type="string">
            <text:p>GrupoPronostico_MSKCC_0Bueno_1Intermedio_2Malo</text:p>
          </table:table-cell>
          <table:table-cell table:style-name="ce85" office:value-type="string" calcext:value-type="string">
            <text:p>BestResp_RCRP0vsPEEE1</text:p>
          </table:table-cell>
          <table:table-cell table:style-name="ce88" office:value-type="string" calcext:value-type="string">
            <text:p>PFS_1erTKI_days</text:p>
          </table:table-cell>
          <table:table-cell table:style-name="ce88" office:value-type="string" calcext:value-type="string">
            <text:p>PE_1erTKI_0No_1Si</text:p>
          </table:table-cell>
          <table:table-cell table:style-name="ce88" office:value-type="string" calcext:value-type="string">
            <text:p>OS_days</text:p>
          </table:table-cell>
          <table:table-cell table:style-name="ce89" office:value-type="string" calcext:value-type="string">
            <text:p>exitus_0No_1Si</text:p>
          </table:table-cell>
          <table:table-cell table:style-name="ce93" office:value-type="string" calcext:value-type="string">
            <text:p>AXL</text:p>
          </table:table-cell>
          <table:table-cell table:style-name="ce93" office:value-type="string" calcext:value-type="string">
            <text:p>BAP1</text:p>
          </table:table-cell>
          <table:table-cell table:style-name="ce93" office:value-type="string" calcext:value-type="string">
            <text:p>CA9</text:p>
          </table:table-cell>
          <table:table-cell table:style-name="ce95"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2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64.8493150684932" calcext:value-type="float">
            <text:p>65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64" calcext:value-type="float">
            <text:p>64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294" calcext:value-type="float">
            <text:p>1294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401944413876914" calcext:value-type="float">
            <text:p>0,4</text:p>
          </table:table-cell>
          <table:table-cell table:style-name="ce94" office:value-type="float" office:value="0.7748646856993" calcext:value-type="float">
            <text:p>0,8</text:p>
          </table:table-cell>
          <table:table-cell table:style-name="ce94" office:value-type="float" office:value="1.49467614229265" calcext:value-type="float">
            <text:p>1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31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56.6328767123288" calcext:value-type="float">
            <text:p>57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310" calcext:value-type="float">
            <text:p>131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360" calcext:value-type="float">
            <text:p>1360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83541857049218" calcext:value-type="float">
            <text:p>0,8</text:p>
          </table:table-cell>
          <table:table-cell table:style-name="ce94" office:value-type="float" office:value="1.72080452820292" calcext:value-type="float">
            <text:p>1,7</text:p>
          </table:table-cell>
          <table:table-cell table:style-name="ce94" office:value-type="float" office:value="0.685682210451873" calcext:value-type="float">
            <text:p>0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3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1.013698630137" calcext:value-type="float">
            <text:p>7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96" calcext:value-type="float">
            <text:p>19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6" calcext:value-type="float">
            <text:p>196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99539732738782" calcext:value-type="float">
            <text:p>2,0</text:p>
          </table:table-cell>
          <table:table-cell table:style-name="ce94" office:value-type="float" office:value="0.828218222083002" calcext:value-type="float">
            <text:p>0,8</text:p>
          </table:table-cell>
          <table:table-cell table:style-name="ce94" office:value-type="float" office:value="1.71110715469108" calcext:value-type="float">
            <text:p>1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3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43.5972602739726" calcext:value-type="float">
            <text:p>44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275" calcext:value-type="float">
            <text:p>127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275" calcext:value-type="float">
            <text:p>1275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564999593318948" calcext:value-type="float">
            <text:p>0,6</text:p>
          </table:table-cell>
          <table:table-cell table:style-name="ce94" office:value-type="float" office:value="0.485820226847231" calcext:value-type="float">
            <text:p>0,5</text:p>
          </table:table-cell>
          <table:table-cell table:style-name="ce94" office:value-type="float" office:value="1.38503879764395" calcext:value-type="float">
            <text:p>1,4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3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4.4849315068493" calcext:value-type="float">
            <text:p>64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724" calcext:value-type="float">
            <text:p>72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368" calcext:value-type="float">
            <text:p>1368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453923036807027" calcext:value-type="float">
            <text:p>0,5</text:p>
          </table:table-cell>
          <table:table-cell table:style-name="ce94" office:value-type="float" office:value="0.814406328994048" calcext:value-type="float">
            <text:p>0,8</text:p>
          </table:table-cell>
          <table:table-cell table:style-name="ce94" office:value-type="float" office:value="1.04634946069049" calcext:value-type="float">
            <text:p>1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3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8.5342465753425" calcext:value-type="float">
            <text:p>59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609" calcext:value-type="float">
            <text:p>609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189" calcext:value-type="float">
            <text:p>1189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35658273088719" calcext:value-type="float">
            <text:p>1,4</text:p>
          </table:table-cell>
          <table:table-cell table:style-name="ce94" office:value-type="float" office:value="1.6782907053827" calcext:value-type="float">
            <text:p>1,7</text:p>
          </table:table-cell>
          <table:table-cell table:style-name="ce94" office:value-type="float" office:value="1.51165412976069" calcext:value-type="float">
            <text:p>1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37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74.6821917808219" calcext:value-type="float">
            <text:p>75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471" calcext:value-type="float">
            <text:p>147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705" calcext:value-type="float">
            <text:p>1705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967699955504308" calcext:value-type="float">
            <text:p>1,0</text:p>
          </table:table-cell>
          <table:table-cell table:style-name="ce94" office:value-type="float" office:value="2.69857874454554" calcext:value-type="float">
            <text:p>2,7</text:p>
          </table:table-cell>
          <table:table-cell table:style-name="ce94" office:value-type="float" office:value="3.18735132515344" calcext:value-type="float">
            <text:p>3,2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38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1.5424657534247" calcext:value-type="float">
            <text:p>62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723" calcext:value-type="float">
            <text:p>172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269" calcext:value-type="float">
            <text:p>2269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57162610222526" calcext:value-type="float">
            <text:p>1,6</text:p>
          </table:table-cell>
          <table:table-cell table:style-name="ce94" office:value-type="float" office:value="2.72266214040634" calcext:value-type="float">
            <text:p>2,7</text:p>
          </table:table-cell>
          <table:table-cell table:style-name="ce94" office:value-type="float" office:value="5.46229284431982" calcext:value-type="float">
            <text:p>5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4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66.0630136986301" calcext:value-type="float">
            <text:p>66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513" calcext:value-type="float">
            <text:p>151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682" calcext:value-type="float">
            <text:p>1682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733174169533369" calcext:value-type="float">
            <text:p>0,7</text:p>
          </table:table-cell>
          <table:table-cell table:style-name="ce94" office:value-type="float" office:value="0.832865894968421" calcext:value-type="float">
            <text:p>0,8</text:p>
          </table:table-cell>
          <table:table-cell table:style-name="ce94" office:value-type="float" office:value="1.91840378233755" calcext:value-type="float">
            <text:p>1,9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41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74.2657534246575" calcext:value-type="float">
            <text:p>74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854" calcext:value-type="float">
            <text:p>854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296" calcext:value-type="float">
            <text:p>1296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2.06760474429331" calcext:value-type="float">
            <text:p>2,1</text:p>
          </table:table-cell>
          <table:table-cell table:style-name="ce94" office:value-type="float" office:value="2.05342638392109" calcext:value-type="float">
            <text:p>2,1</text:p>
          </table:table-cell>
          <table:table-cell table:style-name="ce94" office:value-type="float" office:value="1.1800715122921" calcext:value-type="float">
            <text:p>1,2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4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1.9616438356164" calcext:value-type="float">
            <text:p>72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099" calcext:value-type="float">
            <text:p>1099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149" calcext:value-type="float">
            <text:p>1149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3.03036711337789" calcext:value-type="float">
            <text:p>3,0</text:p>
          </table:table-cell>
          <table:table-cell table:style-name="ce94" office:value-type="float" office:value="2.08466340795349" calcext:value-type="float">
            <text:p>2,1</text:p>
          </table:table-cell>
          <table:table-cell table:style-name="ce94" office:value-type="float" office:value="2.95667225510996" calcext:value-type="float">
            <text:p>3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4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57.1397260273973" calcext:value-type="float">
            <text:p>57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129" calcext:value-type="float">
            <text:p>1129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203" calcext:value-type="float">
            <text:p>1203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876507710194298" calcext:value-type="float">
            <text:p>0,9</text:p>
          </table:table-cell>
          <table:table-cell table:style-name="ce94" office:value-type="float" office:value="1.05037407210449" calcext:value-type="float">
            <text:p>1,1</text:p>
          </table:table-cell>
          <table:table-cell table:style-name="ce94" office:value-type="float" office:value="0.935312532455008" calcext:value-type="float">
            <text:p>0,9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4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9.5479452054795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700" calcext:value-type="float">
            <text:p>17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700" calcext:value-type="float">
            <text:p>1700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07853728786799" calcext:value-type="float">
            <text:p>1,1</text:p>
          </table:table-cell>
          <table:table-cell table:style-name="ce94" office:value-type="float" office:value="1.4419004465554" calcext:value-type="float">
            <text:p>1,4</text:p>
          </table:table-cell>
          <table:table-cell table:style-name="ce94" office:value-type="float" office:value="2.73271415359812" calcext:value-type="float">
            <text:p>2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47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80.5205479452055" calcext:value-type="float">
            <text:p>81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56" calcext:value-type="float">
            <text:p>15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59" calcext:value-type="float">
            <text:p>259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923826246716649" calcext:value-type="float">
            <text:p>0,9</text:p>
          </table:table-cell>
          <table:table-cell table:style-name="ce94" office:value-type="float" office:value="0.856322802007678" calcext:value-type="float">
            <text:p>0,9</text:p>
          </table:table-cell>
          <table:table-cell table:style-name="ce94" office:value-type="float" office:value="1.50132787347369" calcext:value-type="float">
            <text:p>1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4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7.9232876712329" calcext:value-type="float">
            <text:p>68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92" calcext:value-type="float">
            <text:p>19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808" calcext:value-type="float">
            <text:p>808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32105316039022" calcext:value-type="float">
            <text:p>1,3</text:p>
          </table:table-cell>
          <table:table-cell table:style-name="ce94" office:value-type="float" office:value="1.17925593525311" calcext:value-type="float">
            <text:p>1,2</text:p>
          </table:table-cell>
          <table:table-cell table:style-name="ce94" office:value-type="float" office:value="2.16771264521298" calcext:value-type="float">
            <text:p>2,2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5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4.2931506849315" calcext:value-type="float">
            <text:p>64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168" calcext:value-type="float">
            <text:p>116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168" calcext:value-type="float">
            <text:p>1168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52549411747819" calcext:value-type="float">
            <text:p>1,5</text:p>
          </table:table-cell>
          <table:table-cell table:style-name="ce94" office:value-type="float" office:value="1.60066436954099" calcext:value-type="float">
            <text:p>1,6</text:p>
          </table:table-cell>
          <table:table-cell table:style-name="ce94" office:value-type="float" office:value="1.79326221668323" calcext:value-type="float">
            <text:p>1,8</text:p>
          </table:table-cell>
          <table:table-cell table:number-columns-repeated="16292"/>
        </table:table-row>
        <table:table-row table:style-name="ro1">
          <table:table-cell table:style-name="ce69" office:value-type="string" calcext:value-type="string">
            <text:p>14T0252_1</text:p>
          </table:table-cell>
          <table:table-cell table:style-name="ce69" office:value-type="string" calcext:value-type="string">
            <text:p>14T025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6.6082191780822" calcext:value-type="float">
            <text:p>57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A</text:p>
          </table:table-cell>
          <table:table-cell table:style-name="ce83" office:value-type="float" office:value="51" calcext:value-type="float">
            <text:p>5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921" calcext:value-type="float">
            <text:p>921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609514422823898" calcext:value-type="float">
            <text:p>0,6</text:p>
          </table:table-cell>
          <table:table-cell table:style-name="ce94" office:value-type="float" office:value="2.34774500448012" calcext:value-type="float">
            <text:p>2,3</text:p>
          </table:table-cell>
          <table:table-cell table:style-name="ce94" office:value-type="float" office:value="0.0226505046908305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5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81.5150684931507" calcext:value-type="float">
            <text:p>82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644" calcext:value-type="float">
            <text:p>1644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644" calcext:value-type="float">
            <text:p>1644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73804955767455" calcext:value-type="float">
            <text:p>1,7</text:p>
          </table:table-cell>
          <table:table-cell table:style-name="ce94" office:value-type="float" office:value="0.997501329467557" calcext:value-type="float">
            <text:p>1,0</text:p>
          </table:table-cell>
          <table:table-cell table:style-name="ce94" office:value-type="float" office:value="2.03692823548612" calcext:value-type="float">
            <text:p>2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5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0.6493150684932" calcext:value-type="float">
            <text:p>51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286" calcext:value-type="float">
            <text:p>28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93" calcext:value-type="float">
            <text:p>393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836241501562134" calcext:value-type="float">
            <text:p>0,8</text:p>
          </table:table-cell>
          <table:table-cell table:style-name="ce94" office:value-type="float" office:value="0.585723339622504" calcext:value-type="float">
            <text:p>0,6</text:p>
          </table:table-cell>
          <table:table-cell table:style-name="ce94" office:value-type="float" office:value="0.502747239160646" calcext:value-type="float">
            <text:p>0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56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49.5315068493151" calcext:value-type="float">
            <text:p>50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921" calcext:value-type="float">
            <text:p>192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36" calcext:value-type="float">
            <text:p>1936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28636565889507" calcext:value-type="float">
            <text:p>1,3</text:p>
          </table:table-cell>
          <table:table-cell table:style-name="ce94" office:value-type="float" office:value="1.15154473203033" calcext:value-type="float">
            <text:p>1,2</text:p>
          </table:table-cell>
          <table:table-cell table:style-name="ce94" office:value-type="float" office:value="1.31925836906475" calcext:value-type="float">
            <text:p>1,3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57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74.8630136986301" calcext:value-type="float">
            <text:p>75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465" calcext:value-type="float">
            <text:p>146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465" calcext:value-type="float">
            <text:p>1465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8019463276701" calcext:value-type="float">
            <text:p>0,8</text:p>
          </table:table-cell>
          <table:table-cell table:style-name="ce94" office:value-type="float" office:value="0.479045405870055" calcext:value-type="float">
            <text:p>0,5</text:p>
          </table:table-cell>
          <table:table-cell table:style-name="ce94" office:value-type="float" office:value="1.37892612869245" calcext:value-type="float">
            <text:p>1,4</text:p>
          </table:table-cell>
          <table:table-cell table:number-columns-repeated="16292"/>
        </table:table-row>
        <table:table-row table:style-name="ro1">
          <table:table-cell table:style-name="ce69" office:value-type="string" calcext:value-type="string">
            <text:p>14T0258_1 <text:s/></text:p>
          </table:table-cell>
          <table:table-cell table:style-name="ce69" office:value-type="string" calcext:value-type="string">
            <text:p>14T0258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0.8054794520548" calcext:value-type="float">
            <text:p>6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216" calcext:value-type="float">
            <text:p>121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216" calcext:value-type="float">
            <text:p>1216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12239185872379" calcext:value-type="float">
            <text:p>1,1</text:p>
          </table:table-cell>
          <table:table-cell table:style-name="ce94" office:value-type="float" office:value="1.61399546888317" calcext:value-type="float">
            <text:p>1,6</text:p>
          </table:table-cell>
          <table:table-cell table:style-name="ce94" office:value-type="float" office:value="2.90043174433614" calcext:value-type="float">
            <text:p>2,9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5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0.1123287671233" calcext:value-type="float">
            <text:p>5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490" calcext:value-type="float">
            <text:p>49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897" calcext:value-type="float">
            <text:p>897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803573051878149" calcext:value-type="float">
            <text:p>0,8</text:p>
          </table:table-cell>
          <table:table-cell table:style-name="ce94" office:value-type="float" office:value="1.11360573455814" calcext:value-type="float">
            <text:p>1,1</text:p>
          </table:table-cell>
          <table:table-cell table:style-name="ce94" office:value-type="float" office:value="1.63698857089163" calcext:value-type="float">
            <text:p>1,6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6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6.5698630136986" calcext:value-type="float">
            <text:p>67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48" calcext:value-type="float">
            <text:p>14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43" calcext:value-type="float">
            <text:p>343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938878230124062" calcext:value-type="float">
            <text:p>0,9</text:p>
          </table:table-cell>
          <table:table-cell table:style-name="ce94" office:value-type="float" office:value="0.802823570549198" calcext:value-type="float">
            <text:p>0,8</text:p>
          </table:table-cell>
          <table:table-cell table:style-name="ce94" office:value-type="float" office:value="1.36233389217766" calcext:value-type="float">
            <text:p>1,4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7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9.9643835616438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898" calcext:value-type="float">
            <text:p>89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898" calcext:value-type="float">
            <text:p>898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09392418508294" calcext:value-type="float">
            <text:p>1,1</text:p>
          </table:table-cell>
          <table:table-cell table:style-name="ce94" office:value-type="float" office:value="0.825668558274387" calcext:value-type="float">
            <text:p>0,8</text:p>
          </table:table-cell>
          <table:table-cell table:style-name="ce94" office:value-type="float" office:value="1.06208612137308" calcext:value-type="float">
            <text:p>1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7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7.3671232876712" calcext:value-type="float">
            <text:p>67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303" calcext:value-type="float">
            <text:p>30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43" calcext:value-type="float">
            <text:p>743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42094359573033" calcext:value-type="float">
            <text:p>1,4</text:p>
          </table:table-cell>
          <table:table-cell table:style-name="ce94" office:value-type="float" office:value="0.372032373445616" calcext:value-type="float">
            <text:p>0,4</text:p>
          </table:table-cell>
          <table:table-cell table:style-name="ce94" office:value-type="float" office:value="1.06515234689891" calcext:value-type="float">
            <text:p>1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8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8.3342465753425" calcext:value-type="float">
            <text:p>58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115" calcext:value-type="float">
            <text:p>111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115" calcext:value-type="float">
            <text:p>1115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726475893382582" calcext:value-type="float">
            <text:p>0,7</text:p>
          </table:table-cell>
          <table:table-cell table:style-name="ce94" office:value-type="float" office:value="0.597466362649611" calcext:value-type="float">
            <text:p>0,6</text:p>
          </table:table-cell>
          <table:table-cell table:style-name="ce94" office:value-type="float" office:value="0.690741482569497" calcext:value-type="float">
            <text:p>0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8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9.7780821917808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472" calcext:value-type="float">
            <text:p>47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620" calcext:value-type="float">
            <text:p>620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956389437775407" calcext:value-type="float">
            <text:p>1,0</text:p>
          </table:table-cell>
          <table:table-cell table:style-name="ce94" office:value-type="float" office:value="0.97550137317608" calcext:value-type="float">
            <text:p>1,0</text:p>
          </table:table-cell>
          <table:table-cell table:style-name="ce94" office:value-type="float" office:value="0.179725325539186" calcext:value-type="float">
            <text:p>0,2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16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4.5397260273973" calcext:value-type="float">
            <text:p>55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332" calcext:value-type="float">
            <text:p>33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10" calcext:value-type="float">
            <text:p>710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00566961231335" calcext:value-type="float">
            <text:p>1,0</text:p>
          </table:table-cell>
          <table:table-cell table:style-name="ce94" office:value-type="float" office:value="0.70984097382588" calcext:value-type="float">
            <text:p>0,7</text:p>
          </table:table-cell>
          <table:table-cell table:style-name="ce94" office:value-type="float" office:value="0.57483321216797" calcext:value-type="float">
            <text:p>0,6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17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0.8520547945206" calcext:value-type="float">
            <text:p>61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252" calcext:value-type="float">
            <text:p>25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48" calcext:value-type="float">
            <text:p>548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21056987976594" calcext:value-type="float">
            <text:p>1,2</text:p>
          </table:table-cell>
          <table:table-cell table:style-name="ce94" office:value-type="float" office:value="0.368637678203288" calcext:value-type="float">
            <text:p>0,4</text:p>
          </table:table-cell>
          <table:table-cell table:style-name="ce94" office:value-type="float" office:value="0.700741334203746" calcext:value-type="float">
            <text:p>0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18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5.1698630136986" calcext:value-type="float">
            <text:p>65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72" calcext:value-type="float">
            <text:p>7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99" calcext:value-type="float">
            <text:p>299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986091508021186" calcext:value-type="float">
            <text:p>1,0</text:p>
          </table:table-cell>
          <table:table-cell table:style-name="ce94" office:value-type="float" office:value="0.451538175751969" calcext:value-type="float">
            <text:p>0,5</text:p>
          </table:table-cell>
          <table:table-cell table:style-name="ce94" office:value-type="float" office:value="0.323991236529626" calcext:value-type="float">
            <text:p>0,3</text:p>
          </table:table-cell>
          <table:table-cell table:number-columns-repeated="16292"/>
        </table:table-row>
        <table:table-row table:style-name="ro1">
          <table:table-cell table:style-name="ce69" office:value-type="string" calcext:value-type="string">
            <text:p>15T0046_4</text:p>
          </table:table-cell>
          <table:table-cell table:style-name="ce69" office:value-type="string" calcext:value-type="string">
            <text:p>15T0046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61.3232876712329" calcext:value-type="float">
            <text:p>6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91" calcext:value-type="float">
            <text:p>19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83" calcext:value-type="float">
            <text:p>583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2.47534795152362" calcext:value-type="float">
            <text:p>2,5</text:p>
          </table:table-cell>
          <table:table-cell table:style-name="ce94" office:value-type="float" office:value="2.07600912051168" calcext:value-type="float">
            <text:p>2,1</text:p>
          </table:table-cell>
          <table:table-cell table:style-name="ce94" office:value-type="float" office:value="4.23091645524547" calcext:value-type="float">
            <text:p>4,2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51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9.3315068493151" calcext:value-type="float">
            <text:p>69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688" calcext:value-type="float">
            <text:p>68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88" calcext:value-type="float">
            <text:p>688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00462659502701" calcext:value-type="float">
            <text:p>1,0</text:p>
          </table:table-cell>
          <table:table-cell table:style-name="ce94" office:value-type="float" office:value="0.787729560802197" calcext:value-type="float">
            <text:p>0,8</text:p>
          </table:table-cell>
          <table:table-cell table:style-name="ce94" office:value-type="float" office:value="1.01125601499483" calcext:value-type="float">
            <text:p>1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5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8.5013698630137" calcext:value-type="float">
            <text:p>59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667" calcext:value-type="float">
            <text:p>166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667" calcext:value-type="float">
            <text:p>1667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501586056102847" calcext:value-type="float">
            <text:p>0,5</text:p>
          </table:table-cell>
          <table:table-cell table:style-name="ce94" office:value-type="float" office:value="0.380817786454729" calcext:value-type="float">
            <text:p>0,4</text:p>
          </table:table-cell>
          <table:table-cell table:style-name="ce94" office:value-type="float" office:value="0.561213236203222" calcext:value-type="float">
            <text:p>0,6</text:p>
          </table:table-cell>
          <table:table-cell table:number-columns-repeated="16292"/>
        </table:table-row>
        <table:table-row table:style-name="ro1">
          <table:table-cell table:style-name="ce69" office:value-type="string" calcext:value-type="string">
            <text:p>15T0054_1</text:p>
          </table:table-cell>
          <table:table-cell table:style-name="ce69" office:value-type="string" calcext:value-type="string">
            <text:p>15T005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0.9753424657534" calcext:value-type="float">
            <text:p>61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742" calcext:value-type="float">
            <text:p>174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090" calcext:value-type="float">
            <text:p>2090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54749125635738" calcext:value-type="float">
            <text:p>1,5</text:p>
          </table:table-cell>
          <table:table-cell table:style-name="ce94" office:value-type="float" office:value="1.63073291907367" calcext:value-type="float">
            <text:p>1,6</text:p>
          </table:table-cell>
          <table:table-cell table:style-name="ce94" office:value-type="float" office:value="3.57940485551649" calcext:value-type="float">
            <text:p>3,6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5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70.4931506849315" calcext:value-type="float">
            <text:p>70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477" calcext:value-type="float">
            <text:p>477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23" calcext:value-type="float">
            <text:p>723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965202455396658" calcext:value-type="float">
            <text:p>1,0</text:p>
          </table:table-cell>
          <table:table-cell table:style-name="ce94" office:value-type="float" office:value="0.694528421466712" calcext:value-type="float">
            <text:p>0,7</text:p>
          </table:table-cell>
          <table:table-cell table:style-name="ce94" office:value-type="float" office:value="1.10702116190165" calcext:value-type="float">
            <text:p>1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6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49.9397260273973" calcext:value-type="float">
            <text:p>50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488" calcext:value-type="float">
            <text:p>148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488" calcext:value-type="float">
            <text:p>1488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375916826548139" calcext:value-type="float">
            <text:p>0,4</text:p>
          </table:table-cell>
          <table:table-cell table:style-name="ce94" office:value-type="float" office:value="0.550771091183262" calcext:value-type="float">
            <text:p>0,6</text:p>
          </table:table-cell>
          <table:table-cell table:style-name="ce94" office:value-type="float" office:value="0.674500378332666" calcext:value-type="float">
            <text:p>0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8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64.1123287671233" calcext:value-type="float">
            <text:p>64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258" calcext:value-type="float">
            <text:p>25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87" calcext:value-type="float">
            <text:p>487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18228401647776" calcext:value-type="float">
            <text:p>1,2</text:p>
          </table:table-cell>
          <table:table-cell table:style-name="ce94" office:value-type="float" office:value="1.29815768577943" calcext:value-type="float">
            <text:p>1,3</text:p>
          </table:table-cell>
          <table:table-cell table:style-name="ce94" office:value-type="float" office:value="0.940060236495008" calcext:value-type="float">
            <text:p>0,9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86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5.3068493150685" calcext:value-type="float">
            <text:p>55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413" calcext:value-type="float">
            <text:p>41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10" calcext:value-type="float">
            <text:p>610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831485725495074" calcext:value-type="float">
            <text:p>0,8</text:p>
          </table:table-cell>
          <table:table-cell table:style-name="ce94" office:value-type="float" office:value="0.534526090345516" calcext:value-type="float">
            <text:p>0,5</text:p>
          </table:table-cell>
          <table:table-cell table:style-name="ce94" office:value-type="float" office:value="0.897667195837846" calcext:value-type="float">
            <text:p>0,9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8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48.6575342465753" calcext:value-type="float">
            <text:p>49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567" calcext:value-type="float">
            <text:p>56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67" calcext:value-type="float">
            <text:p>567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61767196627896" calcext:value-type="float">
            <text:p>1,6</text:p>
          </table:table-cell>
          <table:table-cell table:style-name="ce94" office:value-type="float" office:value="0.6344874811507" calcext:value-type="float">
            <text:p>0,6</text:p>
          </table:table-cell>
          <table:table-cell table:style-name="ce94" office:value-type="float" office:value="0.655707383174335" calcext:value-type="float">
            <text:p>0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9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2.8" calcext:value-type="float">
            <text:p>63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002" calcext:value-type="float">
            <text:p>1002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36791238654795" calcext:value-type="float">
            <text:p>1,4</text:p>
          </table:table-cell>
          <table:table-cell table:style-name="ce94" office:value-type="float" office:value="1.03277410707131" calcext:value-type="float">
            <text:p>1,0</text:p>
          </table:table-cell>
          <table:table-cell table:style-name="ce94" office:value-type="float" office:value="1.40915812327216" calcext:value-type="float">
            <text:p>1,4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91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46.5917808219178" calcext:value-type="float">
            <text:p>47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791" calcext:value-type="float">
            <text:p>79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979" calcext:value-type="float">
            <text:p>979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63480041529312" calcext:value-type="float">
            <text:p>1,6</text:p>
          </table:table-cell>
          <table:table-cell table:style-name="ce94" office:value-type="float" office:value="1.81996459609683" calcext:value-type="float">
            <text:p>1,8</text:p>
          </table:table-cell>
          <table:table-cell table:style-name="ce94" office:value-type="float" office:value="1.0966058861639" calcext:value-type="float">
            <text:p>1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67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2.841095890411" calcext:value-type="float">
            <text:p>73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432" calcext:value-type="float">
            <text:p>43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14" calcext:value-type="float">
            <text:p>714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2.79820486199159" calcext:value-type="float">
            <text:p>2,8</text:p>
          </table:table-cell>
          <table:table-cell table:style-name="ce94" office:value-type="float" office:value="1.14893679019181" calcext:value-type="float">
            <text:p>1,1</text:p>
          </table:table-cell>
          <table:table-cell table:style-name="ce94" office:value-type="float" office:value="0.968393149458712" calcext:value-type="float">
            <text:p>1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6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71.386301369863" calcext:value-type="float">
            <text:p>7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735" calcext:value-type="float">
            <text:p>73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735" calcext:value-type="float">
            <text:p>735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06864297709668" calcext:value-type="float">
            <text:p>1,1</text:p>
          </table:table-cell>
          <table:table-cell table:style-name="ce94" office:value-type="float" office:value="1.31619473603695" calcext:value-type="float">
            <text:p>1,3</text:p>
          </table:table-cell>
          <table:table-cell table:style-name="ce94" office:value-type="float" office:value="1.87556564442664" calcext:value-type="float">
            <text:p>1,9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7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59.4849315068493" calcext:value-type="float">
            <text:p>59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73" calcext:value-type="float">
            <text:p>7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02" calcext:value-type="float">
            <text:p>502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779095637029984" calcext:value-type="float">
            <text:p>0,8</text:p>
          </table:table-cell>
          <table:table-cell table:style-name="ce94" office:value-type="float" office:value="0.803318933803443" calcext:value-type="float">
            <text:p>0,8</text:p>
          </table:table-cell>
          <table:table-cell table:style-name="ce94" office:value-type="float" office:value="0.100770018248987" calcext:value-type="float">
            <text:p>0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78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4.0164383561644" calcext:value-type="float">
            <text:p>64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64" calcext:value-type="float">
            <text:p>64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88" calcext:value-type="float">
            <text:p>588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18662832700984" calcext:value-type="float">
            <text:p>1,2</text:p>
          </table:table-cell>
          <table:table-cell table:style-name="ce94" office:value-type="float" office:value="1.90707568130659" calcext:value-type="float">
            <text:p>1,9</text:p>
          </table:table-cell>
          <table:table-cell table:style-name="ce94" office:value-type="float" office:value="0.874413337091932" calcext:value-type="float">
            <text:p>0,9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8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2.6" calcext:value-type="float">
            <text:p>7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A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1" calcext:value-type="float">
            <text:p>21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5984479137262" calcext:value-type="float">
            <text:p>1,6</text:p>
          </table:table-cell>
          <table:table-cell table:style-name="ce94" office:value-type="float" office:value="1.19997377488654" calcext:value-type="float">
            <text:p>1,2</text:p>
          </table:table-cell>
          <table:table-cell table:style-name="ce94" office:value-type="float" office:value="0.177846026023353" calcext:value-type="float">
            <text:p>0,2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8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8.3945205479452" calcext:value-type="float">
            <text:p>68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173" calcext:value-type="float">
            <text:p>117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340" calcext:value-type="float">
            <text:p>1340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2.50444717691583" calcext:value-type="float">
            <text:p>2,5</text:p>
          </table:table-cell>
          <table:table-cell table:style-name="ce94" office:value-type="float" office:value="1.00249867053244" calcext:value-type="float">
            <text:p>1,0</text:p>
          </table:table-cell>
          <table:table-cell table:style-name="ce94" office:value-type="float" office:value="1.9829676117565" calcext:value-type="float">
            <text:p>2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8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7.9479452054795" calcext:value-type="float">
            <text:p>78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446" calcext:value-type="float">
            <text:p>44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12" calcext:value-type="float">
            <text:p>612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381973981981637" calcext:value-type="float">
            <text:p>0,4</text:p>
          </table:table-cell>
          <table:table-cell table:style-name="ce94" office:value-type="float" office:value="1.3699125101076" calcext:value-type="float">
            <text:p>1,4</text:p>
          </table:table-cell>
          <table:table-cell table:style-name="ce94" office:value-type="float" office:value="2.26776061680588" calcext:value-type="float">
            <text:p>2,3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91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2.6684931506849" calcext:value-type="float">
            <text:p>73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261" calcext:value-type="float">
            <text:p>26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92" calcext:value-type="float">
            <text:p>292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49515092651513" calcext:value-type="float">
            <text:p>1,5</text:p>
          </table:table-cell>
          <table:table-cell table:style-name="ce94" office:value-type="float" office:value="0.596388219096253" calcext:value-type="float">
            <text:p>0,6</text:p>
          </table:table-cell>
          <table:table-cell table:style-name="ce94" office:value-type="float" office:value="1.66957958091621" calcext:value-type="float">
            <text:p>1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21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71.4904109589041" calcext:value-type="float">
            <text:p>7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A</text:p>
          </table:table-cell>
          <table:table-cell table:style-name="ce83" office:value-type="float" office:value="152" calcext:value-type="float">
            <text:p>15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24" calcext:value-type="float">
            <text:p>524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20855082795478" calcext:value-type="float">
            <text:p>1,2</text:p>
          </table:table-cell>
          <table:table-cell table:style-name="ce94" office:value-type="float" office:value="0.572319392742928" calcext:value-type="float">
            <text:p>0,6</text:p>
          </table:table-cell>
          <table:table-cell table:style-name="ce94" office:value-type="float" office:value="1.2995603428238" calcext:value-type="float">
            <text:p>1,3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29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37.1479452054795" calcext:value-type="float">
            <text:p>37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936" calcext:value-type="float">
            <text:p>93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547" calcext:value-type="float">
            <text:p>1547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89757857317149" calcext:value-type="float">
            <text:p>0,9</text:p>
          </table:table-cell>
          <table:table-cell table:style-name="ce94" office:value-type="float" office:value="1.96327027164847" calcext:value-type="float">
            <text:p>2,0</text:p>
          </table:table-cell>
          <table:table-cell table:style-name="ce94" office:value-type="float" office:value="1.53439365390227" calcext:value-type="float">
            <text:p>1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29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0.6931506849315" calcext:value-type="float">
            <text:p>71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790" calcext:value-type="float">
            <text:p>79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847" calcext:value-type="float">
            <text:p>1847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699835892234306" calcext:value-type="float">
            <text:p>0,7</text:p>
          </table:table-cell>
          <table:table-cell table:style-name="ce94" office:value-type="float" office:value="1.03224960480211" calcext:value-type="float">
            <text:p>1,0</text:p>
          </table:table-cell>
          <table:table-cell table:style-name="ce94" office:value-type="float" office:value="1.25463024782026" calcext:value-type="float">
            <text:p>1,3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29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9.6712328767123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570" calcext:value-type="float">
            <text:p>57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253" calcext:value-type="float">
            <text:p>1253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00231090527202" calcext:value-type="float">
            <text:p>1,0</text:p>
          </table:table-cell>
          <table:table-cell table:style-name="ce94" office:value-type="float" office:value="1.01043905210784" calcext:value-type="float">
            <text:p>1,0</text:p>
          </table:table-cell>
          <table:table-cell table:style-name="ce94" office:value-type="float" office:value="1.7372343634862" calcext:value-type="float">
            <text:p>1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29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0.5287671232877" calcext:value-type="float">
            <text:p>61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668" calcext:value-type="float">
            <text:p>66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923" calcext:value-type="float">
            <text:p>923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2.24494638986838" calcext:value-type="float">
            <text:p>2,2</text:p>
          </table:table-cell>
          <table:table-cell table:style-name="ce94" office:value-type="float" office:value="1.3999694040343" calcext:value-type="float">
            <text:p>1,4</text:p>
          </table:table-cell>
          <table:table-cell table:style-name="ce94" office:value-type="float" office:value="1.57375014218385" calcext:value-type="float">
            <text:p>1,6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296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7.9150684931507" calcext:value-type="float">
            <text:p>78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345" calcext:value-type="float">
            <text:p>134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628" calcext:value-type="float">
            <text:p>1628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2.76003425689803" calcext:value-type="float">
            <text:p>2,8</text:p>
          </table:table-cell>
          <table:table-cell table:style-name="ce94" office:value-type="float" office:value="1.25173923495516" calcext:value-type="float">
            <text:p>1,3</text:p>
          </table:table-cell>
          <table:table-cell table:style-name="ce94" office:value-type="float" office:value="1.01916390953646" calcext:value-type="float">
            <text:p>1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297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48.5890410958904" calcext:value-type="float">
            <text:p>49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385" calcext:value-type="float">
            <text:p>38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515" calcext:value-type="float">
            <text:p>1515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31490988426336" calcext:value-type="float">
            <text:p>1,3</text:p>
          </table:table-cell>
          <table:table-cell table:style-name="ce94" office:value-type="float" office:value="0.917980957653726" calcext:value-type="float">
            <text:p>0,9</text:p>
          </table:table-cell>
          <table:table-cell table:style-name="ce94" office:value-type="float" office:value="0.391725147500284" calcext:value-type="float">
            <text:p>0,4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298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56.6712328767123" calcext:value-type="float">
            <text:p>57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536" calcext:value-type="float">
            <text:p>53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002" calcext:value-type="float">
            <text:p>1002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454114416125621" calcext:value-type="float">
            <text:p>0,5</text:p>
          </table:table-cell>
          <table:table-cell table:style-name="ce94" office:value-type="float" office:value="0.476641437136218" calcext:value-type="float">
            <text:p>0,5</text:p>
          </table:table-cell>
          <table:table-cell table:style-name="ce94" office:value-type="float" office:value="1.80150640692769" calcext:value-type="float">
            <text:p>1,8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29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0.7643835616438" calcext:value-type="float">
            <text:p>51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911" calcext:value-type="float">
            <text:p>9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911" calcext:value-type="float">
            <text:p>911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03347702730504" calcext:value-type="float">
            <text:p>1,0</text:p>
          </table:table-cell>
          <table:table-cell table:style-name="ce94" office:value-type="float" office:value="0.824240746541563" calcext:value-type="float">
            <text:p>0,8</text:p>
          </table:table-cell>
          <table:table-cell table:style-name="ce94" office:value-type="float" office:value="1.4879403371859" calcext:value-type="float">
            <text:p>1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0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62.5315068493151" calcext:value-type="float">
            <text:p>6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868" calcext:value-type="float">
            <text:p>86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868" calcext:value-type="float">
            <text:p>868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39040902544866" calcext:value-type="float">
            <text:p>1,4</text:p>
          </table:table-cell>
          <table:table-cell table:style-name="ce94" office:value-type="float" office:value="1.08665214572421" calcext:value-type="float">
            <text:p>1,1</text:p>
          </table:table-cell>
          <table:table-cell table:style-name="ce94" office:value-type="float" office:value="1.08424701908478" calcext:value-type="float">
            <text:p>1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0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1.5945205479452" calcext:value-type="float">
            <text:p>52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672" calcext:value-type="float">
            <text:p>67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31" calcext:value-type="float">
            <text:p>731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861178226774924" calcext:value-type="float">
            <text:p>0,9</text:p>
          </table:table-cell>
          <table:table-cell table:style-name="ce94" office:value-type="float" office:value="1.2844623487503" calcext:value-type="float">
            <text:p>1,3</text:p>
          </table:table-cell>
          <table:table-cell table:style-name="ce94" office:value-type="float" office:value="3.23773633427793" calcext:value-type="float">
            <text:p>3,2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11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4.6821917808219" calcext:value-type="float">
            <text:p>65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23" calcext:value-type="float">
            <text:p>12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911" calcext:value-type="float">
            <text:p>911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209732595247095" calcext:value-type="float">
            <text:p>0,2</text:p>
          </table:table-cell>
          <table:table-cell table:style-name="ce94" office:value-type="float" office:value="0.325249684934401" calcext:value-type="float">
            <text:p>0,3</text:p>
          </table:table-cell>
          <table:table-cell table:style-name="ce94" office:value-type="float" office:value="0.00494552504166605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1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65.2876712328767" calcext:value-type="float">
            <text:p>65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122" calcext:value-type="float">
            <text:p>112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122" calcext:value-type="float">
            <text:p>1122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82346214756302" calcext:value-type="float">
            <text:p>1,8</text:p>
          </table:table-cell>
          <table:table-cell table:style-name="ce94" office:value-type="float" office:value="1.26030610535211" calcext:value-type="float">
            <text:p>1,3</text:p>
          </table:table-cell>
          <table:table-cell table:style-name="ce94" office:value-type="float" office:value="1.16418648585827" calcext:value-type="float">
            <text:p>1,2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1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9.3342465753425" calcext:value-type="float">
            <text:p>69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414" calcext:value-type="float">
            <text:p>41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17" calcext:value-type="float">
            <text:p>517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329402083163883" calcext:value-type="float">
            <text:p>0,3</text:p>
          </table:table-cell>
          <table:table-cell table:style-name="ce94" office:value-type="float" office:value="0.68043970773568" calcext:value-type="float">
            <text:p>0,7</text:p>
          </table:table-cell>
          <table:table-cell table:style-name="ce94" office:value-type="float" office:value="0.0152519992284981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16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3.027397260274" calcext:value-type="float">
            <text:p>63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86" calcext:value-type="float">
            <text:p>8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85" calcext:value-type="float">
            <text:p>485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19380505145711" calcext:value-type="float">
            <text:p>1,2</text:p>
          </table:table-cell>
          <table:table-cell table:style-name="ce94" office:value-type="float" office:value="1.01651453672609" calcext:value-type="float">
            <text:p>1,0</text:p>
          </table:table-cell>
          <table:table-cell table:style-name="ce94" office:value-type="float" office:value="0.165680034420854" calcext:value-type="float">
            <text:p>0,2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18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77.6109589041096" calcext:value-type="float">
            <text:p>78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448" calcext:value-type="float">
            <text:p>44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48" calcext:value-type="float">
            <text:p>448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477108641254683" calcext:value-type="float">
            <text:p>0,5</text:p>
          </table:table-cell>
          <table:table-cell table:style-name="ce94" office:value-type="float" office:value="0.905465750730296" calcext:value-type="float">
            <text:p>0,9</text:p>
          </table:table-cell>
          <table:table-cell table:style-name="ce94" office:value-type="float" office:value="0.73275371779845" calcext:value-type="float">
            <text:p>0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2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7.2602739726028" calcext:value-type="float">
            <text:p>67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289" calcext:value-type="float">
            <text:p>289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16" calcext:value-type="float">
            <text:p>416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702256840614519" calcext:value-type="float">
            <text:p>0,7</text:p>
          </table:table-cell>
          <table:table-cell table:style-name="ce94" office:value-type="float" office:value="0.602376286669629" calcext:value-type="float">
            <text:p>0,6</text:p>
          </table:table-cell>
          <table:table-cell table:style-name="ce94" office:value-type="float" office:value="1.13319782594719" calcext:value-type="float">
            <text:p>1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21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47.7753424657534" calcext:value-type="float">
            <text:p>48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454" calcext:value-type="float">
            <text:p>454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54" calcext:value-type="float">
            <text:p>454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20146022420087" calcext:value-type="float">
            <text:p>1,2</text:p>
          </table:table-cell>
          <table:table-cell table:style-name="ce94" office:value-type="float" office:value="0.798802386485325" calcext:value-type="float">
            <text:p>0,8</text:p>
          </table:table-cell>
          <table:table-cell table:style-name="ce94" office:value-type="float" office:value="0.664678565599917" calcext:value-type="float">
            <text:p>0,7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2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63.841095890411" calcext:value-type="float">
            <text:p>64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674" calcext:value-type="float">
            <text:p>674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674" calcext:value-type="float">
            <text:p>674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18239884406892" calcext:value-type="float">
            <text:p>1,2</text:p>
          </table:table-cell>
          <table:table-cell table:style-name="ce94" office:value-type="float" office:value="0.917573011444348" calcext:value-type="float">
            <text:p>0,9</text:p>
          </table:table-cell>
          <table:table-cell table:style-name="ce94" office:value-type="float" office:value="1.78204082036369" calcext:value-type="float">
            <text:p>1,8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2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85.0191780821918" calcext:value-type="float">
            <text:p>8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style-name="ce83" office:value-type="float" office:value="58" calcext:value-type="float">
            <text:p>5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0" calcext:value-type="float">
            <text:p>60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39028462889158" calcext:value-type="float">
            <text:p>1,4</text:p>
          </table:table-cell>
          <table:table-cell table:style-name="ce94" office:value-type="float" office:value="1.47626991469553" calcext:value-type="float">
            <text:p>1,5</text:p>
          </table:table-cell>
          <table:table-cell table:style-name="ce94" office:value-type="float" office:value="0.00494552504166605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2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6.0821917808219" calcext:value-type="float">
            <text:p>76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054" calcext:value-type="float">
            <text:p>105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280" calcext:value-type="float">
            <text:p>2280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03628073432245" calcext:value-type="float">
            <text:p>1,0</text:p>
          </table:table-cell>
          <table:table-cell table:style-name="ce94" office:value-type="float" office:value="1.24757235581651" calcext:value-type="float">
            <text:p>1,2</text:p>
          </table:table-cell>
          <table:table-cell table:style-name="ce94" office:value-type="float" office:value="0.946608111650173" calcext:value-type="float">
            <text:p>0,9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3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48.3452054794521" calcext:value-type="float">
            <text:p>48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68" calcext:value-type="float">
            <text:p>16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99" calcext:value-type="float">
            <text:p>699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73998248879235" calcext:value-type="float">
            <text:p>1,7</text:p>
          </table:table-cell>
          <table:table-cell table:style-name="ce94" office:value-type="float" office:value="1.08118858042004" calcext:value-type="float">
            <text:p>1,1</text:p>
          </table:table-cell>
          <table:table-cell table:style-name="ce94" office:value-type="float" office:value="0.00494552504166605" calcext:value-type="float">
            <text:p>0,0</text:p>
          </table:table-cell>
          <table:table-cell table:number-columns-repeated="16292"/>
        </table:table-row>
        <table:table-row table:style-name="ro1">
          <table:table-cell table:style-name="ce70" office:value-type="string" calcext:value-type="string">
            <text:p>15T0386_1</text:p>
          </table:table-cell>
          <table:table-cell table:style-name="ce70" office:value-type="string" calcext:value-type="string">
            <text:p>15T0386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7.9041095890411" calcext:value-type="float">
            <text:p>58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148" calcext:value-type="float">
            <text:p>114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35" calcext:value-type="float">
            <text:p>1935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52724523824333" calcext:value-type="float">
            <text:p>1,5</text:p>
          </table:table-cell>
          <table:table-cell table:style-name="ce94" office:value-type="float" office:value="1.15587187575124" calcext:value-type="float">
            <text:p>1,2</text:p>
          </table:table-cell>
          <table:table-cell table:style-name="ce94" office:value-type="float" office:value="0.468875338150275" calcext:value-type="float">
            <text:p>0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9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1.9972602739726" calcext:value-type="float">
            <text:p>62</text:p>
          </table:table-cell>
          <table:table-cell table:style-name="ce83" office:value-type="string" calcext:value-type="string">
            <text:p>NA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288" calcext:value-type="float">
            <text:p>28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13" calcext:value-type="float">
            <text:p>313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73726011798535" calcext:value-type="float">
            <text:p>0,7</text:p>
          </table:table-cell>
          <table:table-cell table:style-name="ce94" office:value-type="float" office:value="0.47178979114611" calcext:value-type="float">
            <text:p>0,5</text:p>
          </table:table-cell>
          <table:table-cell table:style-name="ce94" office:value-type="float" office:value="3.51093702862964" calcext:value-type="float">
            <text:p>3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9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5.4438356164384" calcext:value-type="float">
            <text:p>75</text:p>
          </table:table-cell>
          <table:table-cell table:style-name="ce83" office:value-type="string" calcext:value-type="string">
            <text:p>NA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447" calcext:value-type="float">
            <text:p>44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47" calcext:value-type="float">
            <text:p>447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622748302704668" calcext:value-type="float">
            <text:p>0,6</text:p>
          </table:table-cell>
          <table:table-cell table:style-name="ce94" office:value-type="float" office:value="1.09811834810924" calcext:value-type="float">
            <text:p>1,1</text:p>
          </table:table-cell>
          <table:table-cell table:style-name="ce94" office:value-type="float" office:value="3.54275159122268" calcext:value-type="float">
            <text:p>3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6T013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59.0767123287671" calcext:value-type="float">
            <text:p>59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NA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5" calcext:value-type="float">
            <text:p>35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7.50023204742379" calcext:value-type="float">
            <text:p>7,5</text:p>
          </table:table-cell>
          <table:table-cell table:style-name="ce94" office:value-type="float" office:value="6.1937307409323" calcext:value-type="float">
            <text:p>6,2</text:p>
          </table:table-cell>
          <table:table-cell table:style-name="ce94" office:value-type="float" office:value="0.262805200714134" calcext:value-type="float">
            <text:p>0,3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6T0151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1.9534246575343" calcext:value-type="float">
            <text:p>52</text:p>
          </table:table-cell>
          <table:table-cell table:style-name="ce83" office:value-type="string" calcext:value-type="string">
            <text:p>NA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18" calcext:value-type="float">
            <text:p>11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53" calcext:value-type="float">
            <text:p>153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34904717021755" calcext:value-type="float">
            <text:p>0,3</text:p>
          </table:table-cell>
          <table:table-cell table:style-name="ce94" office:value-type="float" office:value="0.772985219234664" calcext:value-type="float">
            <text:p>0,8</text:p>
          </table:table-cell>
          <table:table-cell table:style-name="ce94" office:value-type="float" office:value="0.00494552504166605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6T015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0.0164383561644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42" calcext:value-type="float">
            <text:p>4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10" calcext:value-type="float">
            <text:p>110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542043644053605" calcext:value-type="float">
            <text:p>0,5</text:p>
          </table:table-cell>
          <table:table-cell table:style-name="ce94" office:value-type="float" office:value="0.407858792333525" calcext:value-type="float">
            <text:p>0,4</text:p>
          </table:table-cell>
          <table:table-cell table:style-name="ce94" office:value-type="float" office:value="0.605668560802758" calcext:value-type="float">
            <text:p>0,6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6T015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57.0246575342466" calcext:value-type="float">
            <text:p>57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323" calcext:value-type="float">
            <text:p>32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23" calcext:value-type="float">
            <text:p>323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4003129051859" calcext:value-type="float">
            <text:p>1,4</text:p>
          </table:table-cell>
          <table:table-cell table:style-name="ce94" office:value-type="float" office:value="1.39182504935421" calcext:value-type="float">
            <text:p>1,4</text:p>
          </table:table-cell>
          <table:table-cell table:style-name="ce94" office:value-type="float" office:value="2.41766937186886" calcext:value-type="float">
            <text:p>2,4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6T015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59.9342465753425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211" calcext:value-type="float">
            <text:p>21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02" calcext:value-type="float">
            <text:p>302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23425307044194" calcext:value-type="float">
            <text:p>1,2</text:p>
          </table:table-cell>
          <table:table-cell table:style-name="ce94" office:value-type="float" office:value="1.0932229935967" calcext:value-type="float">
            <text:p>1,1</text:p>
          </table:table-cell>
          <table:table-cell table:style-name="ce94" office:value-type="float" office:value="2.07360424919512" calcext:value-type="float">
            <text:p>2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6T015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47.4931506849315" calcext:value-type="float">
            <text:p>47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245" calcext:value-type="float">
            <text:p>24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45" calcext:value-type="float">
            <text:p>245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650900200469836" calcext:value-type="float">
            <text:p>0,7</text:p>
          </table:table-cell>
          <table:table-cell table:style-name="ce94" office:value-type="float" office:value="0.314905334625163" calcext:value-type="float">
            <text:p>0,3</text:p>
          </table:table-cell>
          <table:table-cell table:style-name="ce94" office:value-type="float" office:value="0.411858379944907" calcext:value-type="float">
            <text:p>0,4</text:p>
          </table:table-cell>
          <table:table-cell table:number-columns-repeated="16292"/>
        </table:table-row>
        <table:table-row table:style-name="ro1">
          <table:table-cell table:style-name="ce70" office:value-type="string" calcext:value-type="string">
            <text:p>14T0209_1</text:p>
          </table:table-cell>
          <table:table-cell table:style-name="ce70" office:value-type="string" calcext:value-type="string">
            <text:p>14T0209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49.0684931506849" calcext:value-type="float">
            <text:p>49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09" calcext:value-type="float">
            <text:p>109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339" calcext:value-type="float">
            <text:p>3339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843274691520461" calcext:value-type="float">
            <text:p>0,8</text:p>
          </table:table-cell>
          <table:table-cell table:style-name="ce94" office:value-type="float" office:value="0.39021511877791" calcext:value-type="float">
            <text:p>0,4</text:p>
          </table:table-cell>
          <table:table-cell table:style-name="ce94" office:value-type="float" office:value="1.37158202400558" calcext:value-type="float">
            <text:p>1,4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4T026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74.2739726027397" calcext:value-type="float">
            <text:p>74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351" calcext:value-type="float">
            <text:p>35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92" calcext:value-type="float">
            <text:p>792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73471955753102" calcext:value-type="float">
            <text:p>1,7</text:p>
          </table:table-cell>
          <table:table-cell table:style-name="ce94" office:value-type="float" office:value="1.44615474273892" calcext:value-type="float">
            <text:p>1,4</text:p>
          </table:table-cell>
          <table:table-cell table:style-name="ce94" office:value-type="float" office:value="0.943724870550882" calcext:value-type="float">
            <text:p>0,9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4T026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6.0356164383562" calcext:value-type="float">
            <text:p>56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1147" calcext:value-type="float">
            <text:p>114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147" calcext:value-type="float">
            <text:p>1147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68446334846825" calcext:value-type="float">
            <text:p>1,7</text:p>
          </table:table-cell>
          <table:table-cell table:style-name="ce94" office:value-type="float" office:value="0.752296518616188" calcext:value-type="float">
            <text:p>0,8</text:p>
          </table:table-cell>
          <table:table-cell table:style-name="ce94" office:value-type="float" office:value="1.09310939995945" calcext:value-type="float">
            <text:p>1,1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4T0268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83.7315068493151" calcext:value-type="float">
            <text:p>84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350" calcext:value-type="float">
            <text:p>35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31" calcext:value-type="float">
            <text:p>731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14216134233454" calcext:value-type="float">
            <text:p>1,1</text:p>
          </table:table-cell>
          <table:table-cell table:style-name="ce94" office:value-type="float" office:value="1.25943193490344" calcext:value-type="float">
            <text:p>1,3</text:p>
          </table:table-cell>
          <table:table-cell table:style-name="ce94" office:value-type="float" office:value="0.692047101180497" calcext:value-type="float">
            <text:p>0,7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4T027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42.6684931506849" calcext:value-type="float">
            <text:p>43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353" calcext:value-type="float">
            <text:p>35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12" calcext:value-type="float">
            <text:p>712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535603729982919" calcext:value-type="float">
            <text:p>0,5</text:p>
          </table:table-cell>
          <table:table-cell table:style-name="ce94" office:value-type="float" office:value="0.470551383010497" calcext:value-type="float">
            <text:p>0,5</text:p>
          </table:table-cell>
          <table:table-cell table:style-name="ce94" office:value-type="float" office:value="1.36719534329362" calcext:value-type="float">
            <text:p>1,4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5T001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7.9178082191781" calcext:value-type="float">
            <text:p>68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194" calcext:value-type="float">
            <text:p>19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70" calcext:value-type="float">
            <text:p>770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53621135931946" calcext:value-type="float">
            <text:p>1,5</text:p>
          </table:table-cell>
          <table:table-cell table:style-name="ce94" office:value-type="float" office:value="0.606586874330713" calcext:value-type="float">
            <text:p>0,6</text:p>
          </table:table-cell>
          <table:table-cell table:style-name="ce94" office:value-type="float" office:value="0.387219774187327" calcext:value-type="float">
            <text:p>0,4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5T002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83.4191780821918" calcext:value-type="float">
            <text:p>8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A</text:p>
          </table:table-cell>
          <table:table-cell table:style-name="ce83" office:value-type="float" office:value="143" calcext:value-type="float">
            <text:p>14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55" calcext:value-type="float">
            <text:p>155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225062078666469" calcext:value-type="float">
            <text:p>0,2</text:p>
          </table:table-cell>
          <table:table-cell table:style-name="ce94" office:value-type="float" office:value="2.05367406554821" calcext:value-type="float">
            <text:p>2,1</text:p>
          </table:table-cell>
          <table:table-cell table:style-name="ce94" office:value-type="float" office:value="0.0679218409222415" calcext:value-type="float">
            <text:p>0,1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5T002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66.9041095890411" calcext:value-type="float">
            <text:p>67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594" calcext:value-type="float">
            <text:p>594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94" calcext:value-type="float">
            <text:p>594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773306412642518" calcext:value-type="float">
            <text:p>0,8</text:p>
          </table:table-cell>
          <table:table-cell table:style-name="ce94" office:value-type="float" office:value="0.972791444785209" calcext:value-type="float">
            <text:p>1,0</text:p>
          </table:table-cell>
          <table:table-cell table:style-name="ce94" office:value-type="float" office:value="1.04213587335499" calcext:value-type="float">
            <text:p>1,0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5T0052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0.9945205479452" calcext:value-type="float">
            <text:p>6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653" calcext:value-type="float">
            <text:p>65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88" calcext:value-type="float">
            <text:p>788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.2598883301676" calcext:value-type="float">
            <text:p>1,3</text:p>
          </table:table-cell>
          <table:table-cell table:style-name="ce94" office:value-type="float" office:value="1.3603257741872" calcext:value-type="float">
            <text:p>1,4</text:p>
          </table:table-cell>
          <table:table-cell table:style-name="ce94" office:value-type="float" office:value="0.966805635920338" calcext:value-type="float">
            <text:p>1,0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5T0056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63.441095890411" calcext:value-type="float">
            <text:p>63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236" calcext:value-type="float">
            <text:p>23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866" calcext:value-type="float">
            <text:p>866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563162351860446" calcext:value-type="float">
            <text:p>0,6</text:p>
          </table:table-cell>
          <table:table-cell table:style-name="ce94" office:value-type="float" office:value="0.78399976688788" calcext:value-type="float">
            <text:p>0,8</text:p>
          </table:table-cell>
          <table:table-cell table:style-name="ce94" office:value-type="float" office:value="0.374178424652453" calcext:value-type="float">
            <text:p>0,4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5T0057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43.0876712328767" calcext:value-type="float">
            <text:p>43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530" calcext:value-type="float">
            <text:p>53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30" calcext:value-type="float">
            <text:p>530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2.18948466333986" calcext:value-type="float">
            <text:p>2,2</text:p>
          </table:table-cell>
          <table:table-cell table:style-name="ce94" office:value-type="float" office:value="1.63206165815565" calcext:value-type="float">
            <text:p>1,6</text:p>
          </table:table-cell>
          <table:table-cell table:style-name="ce94" office:value-type="float" office:value="1.1790626251836" calcext:value-type="float">
            <text:p>1,2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5T0304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58.8986301369863" calcext:value-type="float">
            <text:p>59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378" calcext:value-type="float">
            <text:p>37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97" calcext:value-type="float">
            <text:p>597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520216832767967" calcext:value-type="float">
            <text:p>0,5</text:p>
          </table:table-cell>
          <table:table-cell table:style-name="ce94" office:value-type="float" office:value="0.311758321009958" calcext:value-type="float">
            <text:p>0,3</text:p>
          </table:table-cell>
          <table:table-cell table:style-name="ce94" office:value-type="float" office:value="1.32638487064979" calcext:value-type="float">
            <text:p>1,3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5T0308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4.7013698630137" calcext:value-type="float">
            <text:p>55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256" calcext:value-type="float">
            <text:p>25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25" calcext:value-type="float">
            <text:p>725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997689094727978" calcext:value-type="float">
            <text:p>1,0</text:p>
          </table:table-cell>
          <table:table-cell table:style-name="ce94" office:value-type="float" office:value="0.328862922788895" calcext:value-type="float">
            <text:p>0,3</text:p>
          </table:table-cell>
          <table:table-cell table:style-name="ce94" office:value-type="float" office:value="1.44590831985678" calcext:value-type="float">
            <text:p>1,4</text:p>
          </table:table-cell>
          <table:table-cell table:number-columns-repeated="16292"/>
        </table:table-row>
        <table:table-row table:style-name="ro1">
          <table:table-cell table:number-columns-repeated="2" table:style-name="ce71" office:value-type="string" calcext:value-type="string">
            <text:p>15T0310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53.8191780821918" calcext:value-type="float">
            <text:p>54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947" calcext:value-type="float">
            <text:p>94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947" calcext:value-type="float">
            <text:p>947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1.21061772459559" calcext:value-type="float">
            <text:p>1,2</text:p>
          </table:table-cell>
          <table:table-cell table:style-name="ce94" office:value-type="float" office:value="0.921637904030654" calcext:value-type="float">
            <text:p>0,9</text:p>
          </table:table-cell>
          <table:table-cell table:style-name="ce94" office:value-type="float" office:value="1.80256474928661" calcext:value-type="float">
            <text:p>1,8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5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76.8191780821918" calcext:value-type="float">
            <text:p>7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13" calcext:value-type="float">
            <text:p>113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2.28605466750236" calcext:value-type="float">
            <text:p>2,3</text:p>
          </table:table-cell>
          <table:table-cell table:style-name="ce94" office:value-type="float" office:value="1.95958418625658" calcext:value-type="float">
            <text:p>2,0</text:p>
          </table:table-cell>
          <table:table-cell table:style-name="ce94" office:value-type="float" office:value="0.322388886416126" calcext:value-type="float">
            <text:p>0,3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65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62.9972602739726" calcext:value-type="float">
            <text:p>6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243" calcext:value-type="float">
            <text:p>24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43" calcext:value-type="float">
            <text:p>243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0.280150615523733" calcext:value-type="float">
            <text:p>0,3</text:p>
          </table:table-cell>
          <table:table-cell table:style-name="ce94" office:value-type="float" office:value="0.693056901211455" calcext:value-type="float">
            <text:p>0,7</text:p>
          </table:table-cell>
          <table:table-cell table:style-name="ce94" office:value-type="float" office:value="0.00494552504166605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13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79.454794520548" calcext:value-type="float">
            <text:p>79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279" calcext:value-type="float">
            <text:p>279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43" calcext:value-type="float">
            <text:p>543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0.825447707993436" calcext:value-type="float">
            <text:p>0,8</text:p>
          </table:table-cell>
          <table:table-cell table:style-name="ce94" office:value-type="float" office:value="1.87895653187444" calcext:value-type="float">
            <text:p>1,9</text:p>
          </table:table-cell>
          <table:table-cell table:style-name="ce94" office:value-type="float" office:value="0.473074088910649" calcext:value-type="float">
            <text:p>0,5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7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48.6767123287671" calcext:value-type="float">
            <text:p>49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741" calcext:value-type="float">
            <text:p>74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991" calcext:value-type="float">
            <text:p>991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0117315522298083" calcext:value-type="float">
            <text:p>0,0</text:p>
          </table:table-cell>
          <table:table-cell table:style-name="ce94" office:value-type="float" office:value="0.785442148128182" calcext:value-type="float">
            <text:p>0,8</text:p>
          </table:table-cell>
          <table:table-cell table:style-name="ce94" office:value-type="float" office:value="0.00494552504166605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83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75.6438356164384" calcext:value-type="float">
            <text:p>76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511" calcext:value-type="float">
            <text:p>51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11" calcext:value-type="float">
            <text:p>511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0.291968288446909" calcext:value-type="float">
            <text:p>0,3</text:p>
          </table:table-cell>
          <table:table-cell table:style-name="ce94" office:value-type="float" office:value="2.9524524123462" calcext:value-type="float">
            <text:p>3,0</text:p>
          </table:table-cell>
          <table:table-cell table:style-name="ce94" office:value-type="float" office:value="0.00886732639970722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0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71.0520547945205" calcext:value-type="float">
            <text:p>7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3" office:value-type="float" office:value="245" calcext:value-type="float">
            <text:p>24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60" calcext:value-type="float">
            <text:p>760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029319311608591" calcext:value-type="float">
            <text:p>0,0</text:p>
          </table:table-cell>
          <table:table-cell table:style-name="ce94" office:value-type="float" office:value="0.722691279421299" calcext:value-type="float">
            <text:p>0,7</text:p>
          </table:table-cell>
          <table:table-cell table:style-name="ce94" office:value-type="float" office:value="0.00575164562345761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07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39.8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508" calcext:value-type="float">
            <text:p>508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63" calcext:value-type="float">
            <text:p>763</text:p>
          </table:table-cell>
          <table:table-cell table:style-name="ce90" office:value-type="float" office:value="0" calcext:value-type="float">
            <text:p>0</text:p>
          </table:table-cell>
          <table:table-cell table:style-name="ce94" office:value-type="float" office:value="0.220890009521121" calcext:value-type="float">
            <text:p>0,2</text:p>
          </table:table-cell>
          <table:table-cell table:style-name="ce94" office:value-type="float" office:value="1.47559971735155" calcext:value-type="float">
            <text:p>1,5</text:p>
          </table:table-cell>
          <table:table-cell table:style-name="ce94" office:value-type="float" office:value="0.0446086358758278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19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82.3315068493151" calcext:value-type="float">
            <text:p>8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254" calcext:value-type="float">
            <text:p>25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84" calcext:value-type="float">
            <text:p>284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0.0657387959370171" calcext:value-type="float">
            <text:p>0,1</text:p>
          </table:table-cell>
          <table:table-cell table:style-name="ce94" office:value-type="float" office:value="0.900293575575678" calcext:value-type="float">
            <text:p>0,9</text:p>
          </table:table-cell>
          <table:table-cell table:style-name="ce94" office:value-type="float" office:value="0.00494552504166605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28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62.1534246575342" calcext:value-type="float">
            <text:p>6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372" calcext:value-type="float">
            <text:p>37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36" calcext:value-type="float">
            <text:p>536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.16632298130702" calcext:value-type="float">
            <text:p>1,2</text:p>
          </table:table-cell>
          <table:table-cell table:style-name="ce94" office:value-type="float" office:value="0.860999613908052" calcext:value-type="float">
            <text:p>0,9</text:p>
          </table:table-cell>
          <table:table-cell table:style-name="ce94" office:value-type="float" office:value="0.123183137737818" calcext:value-type="float">
            <text:p>0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3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70.3753424657534" calcext:value-type="float">
            <text:p>70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4" office:value-type="float" office:value="1133" calcext:value-type="float">
            <text:p>113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764" calcext:value-type="float">
            <text:p>1764</text:p>
          </table:table-cell>
          <table:table-cell table:style-name="ce91" office:value-type="float" office:value="0" calcext:value-type="float">
            <text:p>0</text:p>
          </table:table-cell>
          <table:table-cell table:style-name="ce94" office:value-type="float" office:value="1.20807237965829" calcext:value-type="float">
            <text:p>1,2</text:p>
          </table:table-cell>
          <table:table-cell table:style-name="ce94" office:value-type="float" office:value="0.67997348349639" calcext:value-type="float">
            <text:p>0,7</text:p>
          </table:table-cell>
          <table:table-cell table:style-name="ce94" office:value-type="float" office:value="0.403332294773075" calcext:value-type="float">
            <text:p>0,4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64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40.5890410958904" calcext:value-type="float">
            <text:p>41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468" calcext:value-type="float">
            <text:p>46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928" calcext:value-type="float">
            <text:p>928</text:p>
          </table:table-cell>
          <table:table-cell table:style-name="ce91" office:value-type="float" office:value="0" calcext:value-type="float">
            <text:p>0</text:p>
          </table:table-cell>
          <table:table-cell table:style-name="ce94" office:value-type="float" office:value="0.727097876168012" calcext:value-type="float">
            <text:p>0,7</text:p>
          </table:table-cell>
          <table:table-cell table:style-name="ce94" office:value-type="float" office:value="0.822434127614316" calcext:value-type="float">
            <text:p>0,8</text:p>
          </table:table-cell>
          <table:table-cell table:style-name="ce94" office:value-type="float" office:value="0.010914773766957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67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53.9205479452055" calcext:value-type="float">
            <text:p>5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42" calcext:value-type="float">
            <text:p>142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.41601557827653" calcext:value-type="float">
            <text:p>1,4</text:p>
          </table:table-cell>
          <table:table-cell table:style-name="ce94" office:value-type="float" office:value="0.506115550763806" calcext:value-type="float">
            <text:p>0,5</text:p>
          </table:table-cell>
          <table:table-cell table:style-name="ce94" office:value-type="float" office:value="0.00494552504166605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19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66.4712328767123" calcext:value-type="float">
            <text:p>6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639" calcext:value-type="float">
            <text:p>639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57" calcext:value-type="float">
            <text:p>757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0.453435019544613" calcext:value-type="float">
            <text:p>0,5</text:p>
          </table:table-cell>
          <table:table-cell table:style-name="ce94" office:value-type="float" office:value="1.04023369489994" calcext:value-type="float">
            <text:p>1,0</text:p>
          </table:table-cell>
          <table:table-cell table:style-name="ce94" office:value-type="float" office:value="0.0235060805230387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2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72.9232876712329" calcext:value-type="float">
            <text:p>7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87" calcext:value-type="float">
            <text:p>87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13" calcext:value-type="float">
            <text:p>113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0.388854068485089" calcext:value-type="float">
            <text:p>0,4</text:p>
          </table:table-cell>
          <table:table-cell table:style-name="ce94" office:value-type="float" office:value="1.3933402781319" calcext:value-type="float">
            <text:p>1,4</text:p>
          </table:table-cell>
          <table:table-cell table:style-name="ce94" office:value-type="float" office:value="0.0104597854631237" calcext:value-type="float">
            <text:p>0,0</text:p>
          </table:table-cell>
          <table:table-cell table:number-columns-repeated="16292"/>
        </table:table-row>
        <table:table-row table:style-name="ro1">
          <table:table-cell table:style-name="ce69" office:value-type="string" calcext:value-type="string">
            <text:p>15T0023_1</text:p>
          </table:table-cell>
          <table:table-cell table:style-name="ce69" office:value-type="string" calcext:value-type="string">
            <text:p>15T0023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66.4794520547945" calcext:value-type="float">
            <text:p>6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622" calcext:value-type="float">
            <text:p>6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2" calcext:value-type="float">
            <text:p>622</text:p>
          </table:table-cell>
          <table:table-cell table:style-name="ce91" office:value-type="float" office:value="0" calcext:value-type="float">
            <text:p>0</text:p>
          </table:table-cell>
          <table:table-cell table:style-name="ce94" office:value-type="float" office:value="0.127133281341952" calcext:value-type="float">
            <text:p>0,1</text:p>
          </table:table-cell>
          <table:table-cell table:style-name="ce94" office:value-type="float" office:value="1.51572414094542" calcext:value-type="float">
            <text:p>1,5</text:p>
          </table:table-cell>
          <table:table-cell table:style-name="ce94" office:value-type="float" office:value="0.0657062457035751" calcext:value-type="float">
            <text:p>0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55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66.6520547945206" calcext:value-type="float">
            <text:p>67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347" calcext:value-type="float">
            <text:p>347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98" calcext:value-type="float">
            <text:p>398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0.902085556124378" calcext:value-type="float">
            <text:p>0,9</text:p>
          </table:table-cell>
          <table:table-cell table:style-name="ce94" office:value-type="float" office:value="0.932215366459537" calcext:value-type="float">
            <text:p>0,9</text:p>
          </table:table-cell>
          <table:table-cell table:style-name="ce94" office:value-type="float" office:value="1.40459834918374" calcext:value-type="float">
            <text:p>1,4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058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55.9068493150685" calcext:value-type="float">
            <text:p>56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4" office:value-type="float" office:value="1150" calcext:value-type="float">
            <text:p>115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744" calcext:value-type="float">
            <text:p>1744</text:p>
          </table:table-cell>
          <table:table-cell table:style-name="ce91" office:value-type="float" office:value="0" calcext:value-type="float">
            <text:p>0</text:p>
          </table:table-cell>
          <table:table-cell table:style-name="ce94" office:value-type="float" office:value="0.627685889124392" calcext:value-type="float">
            <text:p>0,6</text:p>
          </table:table-cell>
          <table:table-cell table:style-name="ce94" office:value-type="float" office:value="1.6093186569828" calcext:value-type="float">
            <text:p>1,6</text:p>
          </table:table-cell>
          <table:table-cell table:style-name="ce94" office:value-type="float" office:value="0.264674609179884" calcext:value-type="float">
            <text:p>0,3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64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61.1342465753425" calcext:value-type="float">
            <text:p>61</text:p>
          </table:table-cell>
          <table:table-cell table:style-name="ce8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84" office:value-type="float" office:value="528" calcext:value-type="float">
            <text:p>52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28" calcext:value-type="float">
            <text:p>528</text:p>
          </table:table-cell>
          <table:table-cell table:style-name="ce91" office:value-type="float" office:value="0" calcext:value-type="float">
            <text:p>0</text:p>
          </table:table-cell>
          <table:table-cell table:style-name="ce94" office:value-type="float" office:value="1.44962178662163" calcext:value-type="float">
            <text:p>1,4</text:p>
          </table:table-cell>
          <table:table-cell table:style-name="ce94" office:value-type="float" office:value="5.4266753112411" calcext:value-type="float">
            <text:p>5,4</text:p>
          </table:table-cell>
          <table:table-cell table:style-name="ce94" office:value-type="float" office:value="0.287785047699589" calcext:value-type="float">
            <text:p>0,3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6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44.0684931506849" calcext:value-type="float">
            <text:p>4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759" calcext:value-type="float">
            <text:p>75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9" calcext:value-type="float">
            <text:p>759</text:p>
          </table:table-cell>
          <table:table-cell table:style-name="ce91" office:value-type="float" office:value="0" calcext:value-type="float">
            <text:p>0</text:p>
          </table:table-cell>
          <table:table-cell table:style-name="ce94" office:value-type="float" office:value="0.679894167236818" calcext:value-type="float">
            <text:p>0,7</text:p>
          </table:table-cell>
          <table:table-cell table:style-name="ce94" office:value-type="float" office:value="0.805198400268079" calcext:value-type="float">
            <text:p>0,8</text:p>
          </table:table-cell>
          <table:table-cell table:style-name="ce94" office:value-type="float" office:value="0.00949046255495715" calcext:value-type="float">
            <text:p>0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71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61.2438356164384" calcext:value-type="float">
            <text:p>6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241" calcext:value-type="float">
            <text:p>24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16" calcext:value-type="float">
            <text:p>616</text:p>
          </table:table-cell>
          <table:table-cell table:style-name="ce91" office:value-type="float" office:value="0" calcext:value-type="float">
            <text:p>0</text:p>
          </table:table-cell>
          <table:table-cell table:style-name="ce94" office:value-type="float" office:value="0.961824610423475" calcext:value-type="float">
            <text:p>1,0</text:p>
          </table:table-cell>
          <table:table-cell table:style-name="ce94" office:value-type="float" office:value="2.76618125924253" calcext:value-type="float">
            <text:p>2,8</text:p>
          </table:table-cell>
          <table:table-cell table:style-name="ce94" office:value-type="float" office:value="0.0552316236653264" calcext:value-type="float">
            <text:p>0,1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84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67.2821917808219" calcext:value-type="float">
            <text:p>6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295" calcext:value-type="float">
            <text:p>29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95" calcext:value-type="float">
            <text:p>295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0.757287963676205" calcext:value-type="float">
            <text:p>0,8</text:p>
          </table:table-cell>
          <table:table-cell table:style-name="ce94" office:value-type="float" office:value="1.3624966308014" calcext:value-type="float">
            <text:p>1,4</text:p>
          </table:table-cell>
          <table:table-cell table:style-name="ce94" office:value-type="float" office:value="0.283507168538548" calcext:value-type="float">
            <text:p>0,3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05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64.0493150684931" calcext:value-type="float">
            <text:p>6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80" calcext:value-type="float">
            <text:p>780</text:p>
          </table:table-cell>
          <table:table-cell table:style-name="ce91" office:value-type="float" office:value="0" calcext:value-type="float">
            <text:p>0</text:p>
          </table:table-cell>
          <table:table-cell table:style-name="ce94" office:value-type="float" office:value="0.808682879684607" calcext:value-type="float">
            <text:p>0,8</text:p>
          </table:table-cell>
          <table:table-cell table:style-name="ce94" office:value-type="float" office:value="1.83370364164839" calcext:value-type="float">
            <text:p>1,8</text:p>
          </table:table-cell>
          <table:table-cell table:style-name="ce94" office:value-type="float" office:value="1.43400444108149" calcext:value-type="float">
            <text:p>1,4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4T0251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78.6438356164384" calcext:value-type="float">
            <text:p>79</text:p>
          </table:table-cell>
          <table:table-cell table:style-name="ce84" office:value-type="float" office:value="1" calcext:value-type="float">
            <text:p>1</text:p>
          </table:table-cell>
          <table:table-cell table:style-name="ce83" office:value-type="string" calcext:value-type="string">
            <text:p>NA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8" calcext:value-type="float">
            <text:p>28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.29805893526116" calcext:value-type="float">
            <text:p>1,3</text:p>
          </table:table-cell>
          <table:table-cell table:style-name="ce94" office:value-type="float" office:value="1.63568946551762" calcext:value-type="float">
            <text:p>1,6</text:p>
          </table:table-cell>
          <table:table-cell table:style-name="ce94" office:value-type="float" office:value="0.569101348644679" calcext:value-type="float">
            <text:p>0,6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168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67.4328767123288" calcext:value-type="float">
            <text:p>67</text:p>
          </table:table-cell>
          <table:table-cell table:style-name="ce84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4" office:value-type="float" office:value="463" calcext:value-type="float">
            <text:p>46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483" calcext:value-type="float">
            <text:p>483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2.36091268797037" calcext:value-type="float">
            <text:p>2,4</text:p>
          </table:table-cell>
          <table:table-cell table:style-name="ce94" office:value-type="float" office:value="0.600555098234904" calcext:value-type="float">
            <text:p>0,6</text:p>
          </table:table-cell>
          <table:table-cell table:style-name="ce94" office:value-type="float" office:value="0.988743985005168" calcext:value-type="float">
            <text:p>1,0</text:p>
          </table:table-cell>
          <table:table-cell table:number-columns-repeated="16292"/>
        </table:table-row>
        <table:table-row table:style-name="ro1">
          <table:table-cell table:number-columns-repeated="2" table:style-name="ce69" office:value-type="string" calcext:value-type="string">
            <text:p>15T0338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33.572602739726" calcext:value-type="float">
            <text:p>3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24" calcext:value-type="float">
            <text:p>724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0.933146419532173" calcext:value-type="float">
            <text:p>0,9</text:p>
          </table:table-cell>
          <table:table-cell table:style-name="ce94" office:value-type="float" office:value="0.490904984956984" calcext:value-type="float">
            <text:p>0,5</text:p>
          </table:table-cell>
          <table:table-cell table:style-name="ce94" office:value-type="float" office:value="1.14178820294457" calcext:value-type="float">
            <text:p>1,1</text:p>
          </table:table-cell>
          <table:table-cell table:number-columns-repeated="16292"/>
        </table:table-row>
        <table:table-row table:style-name="ro1" table:number-rows-repeated="55">
          <table:table-cell table:number-columns-repeated="3"/>
          <table:table-cell table:style-name="ce78"/>
          <table:table-cell table:number-columns-repeated="16302"/>
        </table:table-row>
        <table:table-row table:style-name="ro1" table:number-rows-repeated="1048399">
          <table:table-cell table:number-columns-repeated="16306"/>
        </table:table-row>
        <table:table-row table:style-name="ro1">
          <table:table-cell table:number-columns-repeated="16306"/>
        </table:table-row>
        <calcext:conditional-formats>
          <calcext:conditional-format calcext:target-range-address="3_CountsdivMedian_NEWNorm.D1:3_CountsdivMedian_NEWNorm.D121">
            <calcext:condition calcext:apply-style-name="ConditionalStyle_8" calcext:value="=1" calcext:base-cell-address="3_CountsdivMedian_NEWNorm.D1"/>
            <calcext:condition calcext:apply-style-name="ConditionalStyle_7" calcext:value="=0" calcext:base-cell-address="3_CountsdivMedian_NEWNorm.D1"/>
            <calcext:condition calcext:apply-style-name="ConditionalStyle_6" calcext:value="=&quot;Hombre&quot;" calcext:base-cell-address="3_CountsdivMedian_NEWNorm.D1"/>
            <calcext:condition calcext:apply-style-name="ConditionalStyle_5" calcext:value="=&quot;Mujer&quot;" calcext:base-cell-address="3_CountsdivMedian_NEWNorm.D1"/>
          </calcext:conditional-format>
          <calcext:conditional-format calcext:target-range-address="3_CountsdivMedian_NEWNorm.D177:3_CountsdivMedian_NEWNorm.D1048576">
            <calcext:condition calcext:apply-style-name="ConditionalStyle_4" calcext:value="=1" calcext:base-cell-address="3_CountsdivMedian_NEWNorm.D177"/>
            <calcext:condition calcext:apply-style-name="ConditionalStyle_3" calcext:value="=0" calcext:base-cell-address="3_CountsdivMedian_NEWNorm.D177"/>
            <calcext:condition calcext:apply-style-name="ConditionalStyle_2" calcext:value="=&quot;Hombre&quot;" calcext:base-cell-address="3_CountsdivMedian_NEWNorm.D177"/>
            <calcext:condition calcext:apply-style-name="ConditionalStyle_1" calcext:value="=&quot;Mujer&quot;" calcext:base-cell-address="3_CountsdivMedian_NEWNorm.D177"/>
          </calcext:conditional-format>
        </calcext:conditional-formats>
      </table:table>
      <table:table table:name="Datos clinicos" table:style-name="ta2">
        <office:forms form:automatic-focus="false" form:apply-design-mode="false"/>
        <table:table-column table:style-name="co4" table:default-cell-style-name="ce32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6" table:number-columns-repeated="16357" table:default-cell-style-name="ce35"/>
        <table:table-row table:style-name="ro2">
          <table:table-cell table:style-name="ce96" office:value-type="string" calcext:value-type="string">
            <text:p>Tumor_ID</text:p>
          </table:table-cell>
          <table:table-cell table:style-name="ce99" office:value-type="string" calcext:value-type="string">
            <text:p>Sexo</text:p>
          </table:table-cell>
          <table:table-cell table:style-name="ce102" office:value-type="string" calcext:value-type="string">
            <text:p>GrupoPronostico_MSKCC_en1lineaTKI</text:p>
          </table:table-cell>
          <table:table-cell table:style-name="ce104" office:value-type="string" calcext:value-type="string">
            <text:p>1erTKI_cual</text:p>
          </table:table-cell>
          <table:table-cell table:style-name="ce105"/>
          <table:table-cell table:style-name="ce106" office:value-type="string" calcext:value-type="string">
            <text:p>EXITUS_si_no</text:p>
          </table:table-cell>
          <table:table-cell table:style-name="ce99" office:value-type="string" calcext:value-type="string">
            <text:p>Nefrectomia_si_no</text:p>
          </table:table-cell>
          <table:table-cell table:style-name="ce41" table:number-columns-repeated="16356"/>
        </table:table-row>
        <table:table-row table:style-name="ro1">
          <table:table-cell table:style-name="ce31" office:value-type="string" calcext:value-type="string">
            <text:p>15T0089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3">
          <table:table-cell table:style-name="ce31" office:value-type="string" calcext:value-type="string">
            <text:p>14T0253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5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58 (1) <text:s/>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5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56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Probable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8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57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5">
          <table:table-cell table:style-name="ce31" office:value-type="string" calcext:value-type="string">
            <text:p>15T018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183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19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81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2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No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180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6">
          <table:table-cell table:style-name="ce31" office:value-type="string" calcext:value-type="string">
            <text:p>15T0179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20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P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23 (1)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24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78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77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Mal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76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2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6T0134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Mal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3">
          <table:table-cell table:style-name="ce31" office:value-type="string" calcext:value-type="string">
            <text:p>16T013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7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73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74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8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8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63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86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85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60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56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5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54_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59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90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058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9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53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05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5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57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31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3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33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3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3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36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37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38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40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41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Probable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4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43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4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47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59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60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6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P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1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16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17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018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P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70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69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68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Mal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67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66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6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6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18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19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20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2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6T015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NA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6T015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6T0153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3">
          <table:table-cell table:style-name="ce31" office:value-type="string" calcext:value-type="string">
            <text:p>16T0154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386 (1)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386 (2)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6T0155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93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9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9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9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96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97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Probable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98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99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/Everolimus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00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Probable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0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303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Mal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04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05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P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06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07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308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09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28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29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30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49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50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5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52 (1)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38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4T0264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39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09 (1)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P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09 (4)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P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046 (4)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29 (2)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No (continúa 1a línea)</text:p>
          </table:table-cell>
          <table:table-cell table:style-name="ce103" office:value-type="string" calcext:value-type="string">
            <text:p>-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85 (2)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No (exitus tras 1a línea)</text:p>
          </table:table-cell>
          <table:table-cell table:style-name="ce100" office:value-type="string" calcext:value-type="string">
            <text:p>-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85 (9)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No (exitus tras 1a línea)</text:p>
          </table:table-cell>
          <table:table-cell table:style-name="ce100" office:value-type="string" calcext:value-type="string">
            <text:p>-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10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1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P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23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12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13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31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1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16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P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22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6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C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67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P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4T0268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210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NA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75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NA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73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72</text:p>
          </table:table-cell>
          <table:table-cell table:style-name="ce100" office:value-type="string" calcext:value-type="string">
            <text:p>Mujer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orafe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7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39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NA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39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NA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336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NA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number-columns-repeated="2" table:style-name="ce100" office:value-type="string" calcext:value-type="string">
            <text:p>NA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335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NA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number-columns-repeated="2" table:style-name="ce100" office:value-type="string" calcext:value-type="string">
            <text:p>NA</text:p>
          </table:table-cell>
          <table:table-cell table:number-columns-repeated="16356"/>
        </table:table-row>
        <table:table-row table:style-name="ro4">
          <table:table-cell table:style-name="ce31" office:value-type="string" calcext:value-type="string">
            <text:p>15T0334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NA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NA</text:p>
          </table:table-cell>
          <table:table-cell table:number-columns-repeated="2" table:style-name="ce100" office:value-type="string" calcext:value-type="string">
            <text:p>NA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89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91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Intermedio</text:p>
          </table:table-cell>
          <table:table-cell table:style-name="ce103" office:value-type="string" calcext:value-type="string">
            <text:p>Pazopanib</text:p>
          </table:table-cell>
          <table:table-cell table:style-name="ce103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Si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>
          <table:table-cell table:style-name="ce31" office:value-type="string" calcext:value-type="string">
            <text:p>15T0192</text:p>
          </table:table-cell>
          <table:table-cell table:style-name="ce100" office:value-type="string" calcext:value-type="string">
            <text:p>Hombre</text:p>
          </table:table-cell>
          <table:table-cell table:style-name="ce103" table:content-validation-name="val1" office:value-type="string" calcext:value-type="string">
            <text:p>Bueno</text:p>
          </table:table-cell>
          <table:table-cell table:style-name="ce103" office:value-type="string" calcext:value-type="string">
            <text:p>Sunitinib</text:p>
          </table:table-cell>
          <table:table-cell table:style-name="ce103" office:value-type="string" calcext:value-type="string">
            <text:p>RP</text:p>
          </table:table-cell>
          <table:table-cell table:style-name="ce100" table:content-validation-name="val2" office:value-type="string" calcext:value-type="string">
            <text:p>No</text:p>
          </table:table-cell>
          <table:table-cell table:style-name="ce100" office:value-type="string" calcext:value-type="string">
            <text:p>Si</text:p>
          </table:table-cell>
          <table:table-cell table:number-columns-repeated="16356"/>
        </table:table-row>
        <table:table-row table:style-name="ro1" table:number-rows-repeated="1048433">
          <table:table-cell table:number-columns-repeated="16363"/>
        </table:table-row>
        <table:table-row table:style-name="ro1">
          <table:table-cell table:number-columns-repeated="16363"/>
        </table:table-row>
      </table:table>
      <table:table table:name="'https://d.docs.live.net/Users/aherrador/Downloads/Cl%C3%ADnica/ET-nanostring.xlsx'#Desplegables-Cód.colores" table:print="false" table:style-name="ta_extref">
        <table:table-source xlink:type="simple" xlink:href="https://d.docs.live.net/Users/aherrador/Downloads/Cl%C3%ADnica/ET-nanostring.xlsx" table:table-name="Desplegables-Cód.colores" table:mode="copy-results-only"/>
        <table:table-column table:number-columns-repeated="9"/>
        <table:table-row table:number-rows-repeated="2">
          <table:table-cell table:number-columns-repeated="9"/>
        </table:table-row>
        <table:table-row>
          <table:table-cell table:number-columns-repeated="2"/>
          <table:table-cell table:style-name="ce67" office:value-type="string">
            <text:p>SI</text:p>
          </table:table-cell>
          <table:table-cell table:style-name="ce67" office:value-type="string">
            <text:p>HOMBRE</text:p>
          </table:table-cell>
          <table:table-cell/>
          <table:table-cell table:style-name="ce67" office:value-type="string">
            <text:p>TX</text:p>
          </table:table-cell>
          <table:table-cell table:style-name="ce67" office:value-type="string">
            <text:p>NX</text:p>
          </table:table-cell>
          <table:table-cell table:style-name="ce67" office:value-type="string">
            <text:p>M0</text:p>
          </table:table-cell>
          <table:table-cell table:style-name="ce67" office:value-type="string">
            <text:p>0 (BUENO)</text:p>
          </table:table-cell>
        </table:table-row>
        <table:table-row>
          <table:table-cell table:number-columns-repeated="2"/>
          <table:table-cell table:style-name="ce67" office:value-type="string">
            <text:p>NO</text:p>
          </table:table-cell>
          <table:table-cell table:style-name="ce67" office:value-type="string">
            <text:p>MUJER</text:p>
          </table:table-cell>
          <table:table-cell/>
          <table:table-cell table:style-name="ce67" office:value-type="string">
            <text:p>T0</text:p>
          </table:table-cell>
          <table:table-cell table:style-name="ce67" office:value-type="string">
            <text:p>N0</text:p>
          </table:table-cell>
          <table:table-cell table:style-name="ce67" office:value-type="string">
            <text:p>M1</text:p>
          </table:table-cell>
          <table:table-cell table:style-name="ce67" office:value-type="string">
            <text:p>1 (INTERMEDIO)</text:p>
          </table:table-cell>
        </table:table-row>
        <table:table-row>
          <table:table-cell table:number-columns-repeated="5"/>
          <table:table-cell table:style-name="ce67" office:value-type="string">
            <text:p>T1</text:p>
          </table:table-cell>
          <table:table-cell table:style-name="ce67" office:value-type="string">
            <text:p>N1</text:p>
          </table:table-cell>
          <table:table-cell/>
          <table:table-cell table:style-name="ce67" office:value-type="string">
            <text:p>2 (INTERMEDIO)</text:p>
          </table:table-cell>
        </table:table-row>
        <table:table-row>
          <table:table-cell table:number-columns-repeated="5"/>
          <table:table-cell table:style-name="ce67" office:value-type="string">
            <text:p>T1a</text:p>
          </table:table-cell>
          <table:table-cell table:style-name="ce67" office:value-type="string">
            <text:p>N2</text:p>
          </table:table-cell>
          <table:table-cell/>
          <table:table-cell table:style-name="ce67" office:value-type="string">
            <text:p>3 (MALO)</text:p>
          </table:table-cell>
        </table:table-row>
        <table:table-row>
          <table:table-cell table:number-columns-repeated="5"/>
          <table:table-cell table:style-name="ce67" office:value-type="string">
            <text:p>T1b</text:p>
          </table:table-cell>
          <table:table-cell table:number-columns-repeated="2"/>
          <table:table-cell table:style-name="ce67" office:value-type="string">
            <text:p>4 (MALO)</text:p>
          </table:table-cell>
        </table:table-row>
        <table:table-row>
          <table:table-cell table:number-columns-repeated="5"/>
          <table:table-cell table:style-name="ce67" office:value-type="string">
            <text:p>T2</text:p>
          </table:table-cell>
        </table:table-row>
        <table:table-row>
          <table:table-cell table:number-columns-repeated="5"/>
          <table:table-cell table:style-name="ce67" office:value-type="string">
            <text:p>T2a</text:p>
          </table:table-cell>
        </table:table-row>
        <table:table-row>
          <table:table-cell table:number-columns-repeated="5"/>
          <table:table-cell table:style-name="ce67" office:value-type="string">
            <text:p>T2b</text:p>
          </table:table-cell>
        </table:table-row>
        <table:table-row>
          <table:table-cell table:number-columns-repeated="5"/>
          <table:table-cell table:style-name="ce67" office:value-type="string">
            <text:p>T3</text:p>
          </table:table-cell>
        </table:table-row>
        <table:table-row>
          <table:table-cell table:number-columns-repeated="5"/>
          <table:table-cell table:style-name="ce67" office:value-type="string">
            <text:p>T3a</text:p>
          </table:table-cell>
        </table:table-row>
        <table:table-row>
          <table:table-cell table:number-columns-repeated="5"/>
          <table:table-cell table:style-name="ce67" office:value-type="string">
            <text:p>T3b</text:p>
          </table:table-cell>
        </table:table-row>
        <table:table-row>
          <table:table-cell table:number-columns-repeated="5"/>
          <table:table-cell table:style-name="ce67" office:value-type="string">
            <text:p>T3c</text:p>
          </table:table-cell>
        </table:table-row>
        <table:table-row>
          <table:table-cell table:number-columns-repeated="5"/>
          <table:table-cell table:style-name="ce67" office:value-type="string">
            <text:p>T4</text:p>
          </table:table-cell>
        </table:table-row>
      </table:table>
      <table:named-expressions>
        <table:named-expression table:name="MOTZER" table:base-cell-address="$3_CountsdivMedian_NEWNorm.$A$1" table:expression="['https://d.docs.live.net/Users/aherrador/Downloads/Cl%C3%ADnica/ET-nanostring.xlsx'#$'Desplegables-Cód.colores'.$I$3:.$I$7]"/>
        <table:named-expression table:name="SEXO" table:base-cell-address="$3_CountsdivMedian_NEWNorm.$A$1" table:expression="['https://d.docs.live.net/Users/aherrador/Downloads/Cl%C3%ADnica/ET-nanostring.xlsx'#$'Desplegables-Cód.colores'.$D$3:.$D$4]"/>
        <table:named-expression table:name="SI.NO" table:base-cell-address="$3_CountsdivMedian_NEWNorm.$A$1" table:expression="['https://d.docs.live.net/Users/aherrador/Downloads/Cl%C3%ADnica/ET-nanostring.xlsx'#$'Desplegables-Cód.colores'.$C$3:.$C$4]"/>
        <table:named-expression table:name="TNMM" table:base-cell-address="$3_CountsdivMedian_NEWNorm.$A$1" table:expression="['https://d.docs.live.net/Users/aherrador/Downloads/Cl%C3%ADnica/ET-nanostring.xlsx'#$'Desplegables-Cód.colores'.$H$3:.$H$4]"/>
        <table:named-expression table:name="TNMN" table:base-cell-address="$3_CountsdivMedian_NEWNorm.$A$1" table:expression="['https://d.docs.live.net/Users/aherrador/Downloads/Cl%C3%ADnica/ET-nanostring.xlsx'#$'Desplegables-Cód.colores'.$G$3:.$G$6]"/>
        <table:named-expression table:name="TNMT" table:base-cell-address="$3_CountsdivMedian_NEWNorm.$A$1" table:expression="['https://d.docs.live.net/Users/aherrador/Downloads/Cl%C3%ADnica/ET-nanostring.xlsx'#$'Desplegables-Cód.colores'.$F$3:.$F$15]"/>
      </table:named-expressions>
      <table:database-ranges>
        <table:database-range table:name="__Anonymous_Sheet_DB__1" table:target-range-address="'Datos clinicos'.A1:'Datos clinicos'.F14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date-style style:name="N146P0" style:volatile="true">
      <number:day/>
      <number:text>-</number:text>
      <number:month number:textual="true"/>
      <number:text>-</number:text>
      <number:year/>
    </number:date-style>
    <number:text-style style:name="N146">
      <number:text-content/>
      <style:map style:condition="value()&lt;=1.7976931348623157E+308" style:apply-style-name="N146P0"/>
    </number:text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onditionalStyle_5f_8" style:display-name="ConditionalStyle_8" style:family="table-cell" style:parent-style-name="Default">
      <style:table-cell-properties fo:background-color="#bdd7ee"/>
    </style:style>
    <style:style style:name="ConditionalStyle_5f_7" style:display-name="ConditionalStyle_7" style:family="table-cell" style:parent-style-name="Default">
      <style:table-cell-properties fo:background-color="#ffe699"/>
    </style:style>
    <style:style style:name="ConditionalStyle_5f_6" style:display-name="ConditionalStyle_6" style:family="table-cell" style:parent-style-name="Default">
      <style:table-cell-properties fo:background-color="#ffe699"/>
    </style:style>
    <style:style style:name="ConditionalStyle_5f_5" style:display-name="ConditionalStyle_5" style:family="table-cell" style:parent-style-name="Default">
      <style:table-cell-properties fo:background-color="#bdd7ee"/>
    </style:style>
    <style:style style:name="ConditionalStyle_5f_4" style:display-name="ConditionalStyle_4" style:family="table-cell" style:parent-style-name="Default">
      <style:table-cell-properties fo:background-color="#bdd7ee"/>
    </style:style>
    <style:style style:name="ConditionalStyle_5f_3" style:display-name="ConditionalStyle_3" style:family="table-cell" style:parent-style-name="Default">
      <style:table-cell-properties fo:background-color="#ffe699"/>
    </style:style>
    <style:style style:name="ConditionalStyle_5f_2" style:display-name="ConditionalStyle_2" style:family="table-cell" style:parent-style-name="Default">
      <style:table-cell-properties fo:background-color="#ffe699"/>
    </style:style>
    <style:style style:name="ConditionalStyle_5f_1" style:display-name="ConditionalStyle_1" style:family="table-cell" style:parent-style-name="Default">
      <style:table-cell-properties fo:background-color="#bdd7ee"/>
    </style:style>
    <style:style style:name="ConditionalStyle_5f_16" style:display-name="ConditionalStyle_16" style:family="table-cell" style:parent-style-name="Default">
      <style:table-cell-properties fo:background-color="#bdd7ee"/>
    </style:style>
    <style:style style:name="ConditionalStyle_5f_15" style:display-name="ConditionalStyle_15" style:family="table-cell" style:parent-style-name="Default">
      <style:table-cell-properties fo:background-color="#ffe699"/>
    </style:style>
    <style:style style:name="ConditionalStyle_5f_14" style:display-name="ConditionalStyle_14" style:family="table-cell" style:parent-style-name="Default">
      <style:table-cell-properties fo:background-color="#ffe699"/>
    </style:style>
    <style:style style:name="ConditionalStyle_5f_13" style:display-name="ConditionalStyle_13" style:family="table-cell" style:parent-style-name="Default">
      <style:table-cell-properties fo:background-color="#bdd7ee"/>
    </style:style>
    <style:style style:name="ConditionalStyle_5f_12" style:display-name="ConditionalStyle_12" style:family="table-cell" style:parent-style-name="Default">
      <style:table-cell-properties fo:background-color="#bdd7ee"/>
    </style:style>
    <style:style style:name="ConditionalStyle_5f_11" style:display-name="ConditionalStyle_11" style:family="table-cell" style:parent-style-name="Default">
      <style:table-cell-properties fo:background-color="#ffe699"/>
    </style:style>
    <style:style style:name="ConditionalStyle_5f_10" style:display-name="ConditionalStyle_10" style:family="table-cell" style:parent-style-name="Default">
      <style:table-cell-properties fo:background-color="#ffe699"/>
    </style:style>
    <style:style style:name="ConditionalStyle_5f_9" style:display-name="ConditionalStyle_9" style:family="table-cell" style:parent-style-name="Default">
      <style:table-cell-properties fo:background-color="#bdd7ee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3_5f_CountsdivMedian_5f_NEWNorm" style:display-name="PageStyle_3_CountsdivMedian_NEWNor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clinicos" style:display-name="PageStyle_Datos clinic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odriguez</meta:initial-creator>
    <meta:creation-date>2020-02-20T09:28:54</meta:creation-date>
    <dc:date>2024-11-12T17:24:50.315343832</dc:date>
    <meta:generator>LibreOffice/7.4.7.2$Linux_X86_64 LibreOffice_project/40$Build-2</meta:generator>
    <meta:editing-duration>PT24M47S</meta:editing-duration>
    <meta:editing-cycles>5</meta:editing-cycles>
    <meta:document-statistic meta:table-count="2" meta:cell-count="2687" meta:object-count="0"/>
    <meta:user-defined meta:name="AppVersion">16.0300</meta:user-defined>
  </office:meta>
</office:document-meta>
</file>